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erif" svg:font-family="FreeSerif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98cm" table:align="margins" style:writing-mode="lr-tb"/>
    </style:style>
    <style:style style:name="Table1.A" style:family="table-column">
      <style:table-column-properties style:column-width="15.998cm" style:rel-column-width="65535*"/>
    </style:style>
    <style:style style:name="Table1.A1" style:family="table-cell">
      <style:table-cell-properties style:writing-mode="page"/>
    </style:style>
    <style:style style:name="Table1.4" style:family="table-row">
      <style:table-row-properties style:min-row-height="3.514cm"/>
    </style:style>
    <style:style style:name="Table3" style:family="table">
      <style:table-properties style:width="15.998cm" table:align="margins" style:writing-mode="lr-tb"/>
    </style:style>
    <style:style style:name="Table3.A" style:family="table-column">
      <style:table-column-properties style:column-width="15.998cm" style:rel-column-width="65535*"/>
    </style:style>
    <style:style style:name="Table3.A1" style:family="table-cell">
      <style:table-cell-properties style:writing-mode="page"/>
    </style:style>
    <style:style style:name="Table2" style:family="table">
      <style:table-properties style:width="15.998cm" table:align="margins" style:writing-mode="lr-tb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margin-top="0cm" fo:margin-bottom="0.423cm" loext:contextual-spacing="false" fo:text-align="justify" style:justify-single-word="false"/>
    </style:style>
    <style:style style:name="P2" style:family="paragraph" style:parent-style-name="Standard">
      <style:paragraph-properties fo:margin-top="0cm" fo:margin-bottom="0.423cm" loext:contextual-spacing="false" fo:text-align="justify" style:justify-single-word="false"/>
      <style:text-properties style:font-name="Calibri" fo:font-size="12pt" fo:language="en" fo:country="GB" fo:font-style="italic" fo:font-weight="bold" officeooo:rsid="001f1d40" style:font-size-asian="12pt" style:font-style-asian="italic" style:font-weight-asian="bold"/>
    </style:style>
    <style:style style:name="P3" style:family="paragraph" style:parent-style-name="Standard">
      <style:paragraph-properties fo:margin-top="0cm" fo:margin-bottom="0.423cm" loext:contextual-spacing="false" fo:text-align="justify" style:justify-single-word="false"/>
      <style:text-properties style:font-name="Calibri" fo:font-size="12pt" fo:language="en" fo:country="GB" style:font-size-asian="12pt"/>
    </style:style>
    <style:style style:name="P4" style:family="paragraph" style:parent-style-name="Standard">
      <style:paragraph-properties fo:margin-top="0cm" fo:margin-bottom="0.423cm" loext:contextual-spacing="false" fo:text-align="justify" style:justify-single-word="false"/>
      <style:text-properties style:font-name="Calibri" fo:font-size="12pt" fo:language="en" fo:country="GB" officeooo:rsid="001f1d40" style:font-size-asian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2pt" fo:language="en" fo:country="GB" style:font-size-asian="12pt"/>
    </style:style>
    <style:style style:name="P7" style:family="paragraph" style:parent-style-name="Standard">
      <style:paragraph-properties fo:text-align="justify" style:justify-single-word="false"/>
      <style:text-properties officeooo:rsid="001e256e" officeooo:paragraph-rsid="001e256e"/>
    </style:style>
    <style:style style:name="P8" style:family="paragraph" style:parent-style-name="Standard">
      <style:paragraph-properties fo:text-align="justify" style:justify-single-word="false"/>
      <style:text-properties officeooo:rsid="002d0d91" officeooo:paragraph-rsid="002d0d91"/>
    </style:style>
    <style:style style:name="P9" style:family="paragraph" style:parent-style-name="Standard">
      <style:paragraph-properties fo:text-align="justify" style:justify-single-word="false"/>
      <style:text-properties style:font-name="FreeSerif" fo:font-size="12pt" officeooo:rsid="001e256e" officeooo:paragraph-rsid="002d0d91" style:font-size-asian="12pt" style:font-size-complex="12pt"/>
    </style:style>
    <style:style style:name="P10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officeooo:paragraph-rsid="0024d0fe"/>
    </style:style>
    <style:style style:name="P12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officeooo:paragraph-rsid="0030523f"/>
    </style:style>
    <style:style style:name="P13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officeooo:paragraph-rsid="0030e44e"/>
    </style:style>
    <style:style style:name="P1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officeooo:paragraph-rsid="0032b854"/>
    </style:style>
    <style:style style:name="P15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Calibri" fo:font-size="12pt" fo:language="en" fo:country="GB" fo:font-style="italic" style:font-size-asian="12pt" style:font-style-asian="italic" style:font-size-complex="14pt"/>
    </style:style>
    <style:style style:name="P16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Calibri" fo:font-size="12pt" fo:language="en" fo:country="GB" fo:font-style="italic" officeooo:paragraph-rsid="00235062" style:font-size-asian="12pt" style:font-style-asian="italic" style:font-size-complex="14pt"/>
    </style:style>
    <style:style style:name="P17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Calibri" fo:font-size="12pt" fo:language="en" fo:country="GB" fo:font-style="italic" officeooo:paragraph-rsid="0032b854" style:font-size-asian="12pt" style:font-style-asian="italic" style:font-size-complex="14pt"/>
    </style:style>
    <style:style style:name="P18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Calibri" fo:font-size="12pt" fo:language="en" fo:country="GB" fo:font-style="italic" officeooo:rsid="002643d9" style:font-size-asian="12pt" style:font-style-asian="italic" style:font-size-complex="14pt"/>
    </style:style>
    <style:style style:name="P19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Calibri" fo:font-size="12pt" fo:language="en" fo:country="GB" fo:font-style="italic" officeooo:rsid="00235062" style:font-size-asian="12pt" style:font-style-asian="italic" style:font-size-complex="14pt"/>
    </style:style>
    <style:style style:name="P20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Calibri" fo:font-size="12pt" fo:language="en" fo:country="GB" fo:font-style="italic" officeooo:rsid="00235062" officeooo:paragraph-rsid="00235062" style:font-size-asian="12pt" style:font-style-asian="italic" style:font-size-complex="14pt"/>
    </style:style>
    <style:style style:name="P21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Calibri" fo:font-size="12pt" fo:language="en" fo:country="GB" fo:font-style="italic" officeooo:rsid="002edf19" officeooo:paragraph-rsid="002db812" style:font-size-asian="12pt" style:font-style-asian="italic" style:font-size-complex="14pt"/>
    </style:style>
    <style:style style:name="P22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Calibri" fo:font-size="12pt" fo:language="en" fo:country="GB" fo:font-style="italic" officeooo:rsid="0023eb3b" officeooo:paragraph-rsid="0024d0fe" style:font-size-asian="12pt" style:font-style-asian="italic" style:font-size-complex="14pt"/>
    </style:style>
    <style:style style:name="P23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Calibri" fo:font-size="12pt" fo:language="en" fo:country="GB" fo:font-style="normal" officeooo:rsid="00235062" style:font-size-asian="12pt" style:font-style-asian="normal" style:font-size-complex="14pt" style:font-style-complex="normal"/>
    </style:style>
    <style:style style:name="P2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Calibri" fo:font-size="12pt" fo:language="en" fo:country="GB" fo:font-style="normal" officeooo:rsid="0023eb3b" style:font-size-asian="12pt" style:font-style-asian="normal" style:font-size-complex="14pt" style:font-style-complex="normal"/>
    </style:style>
    <style:style style:name="P25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Calibri" fo:font-size="12pt" fo:language="en" fo:country="GB" fo:font-style="normal" officeooo:rsid="0030523f" officeooo:paragraph-rsid="0030523f" style:font-size-asian="12pt" style:font-style-asian="normal" style:font-size-complex="14pt" style:font-style-complex="normal"/>
    </style:style>
    <style:style style:name="P26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Calibri" fo:font-size="12pt" fo:language="en" fo:country="GB" fo:font-style="normal" officeooo:rsid="002643d9" style:font-size-asian="12pt" style:font-style-asian="normal" style:font-size-complex="14pt" style:font-style-complex="normal"/>
    </style:style>
    <style:style style:name="P27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Calibri" fo:font-size="12pt" fo:language="en" fo:country="GB" fo:font-style="normal" officeooo:rsid="0030e44e" officeooo:paragraph-rsid="0030e44e" style:font-size-asian="12pt" style:font-style-asian="normal" style:font-size-complex="14pt" style:font-style-complex="normal"/>
    </style:style>
    <style:style style:name="P28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Calibri" fo:font-size="12pt" fo:language="en" fo:country="GB" fo:font-style="normal" style:font-size-asian="12pt" style:font-style-asian="normal" style:font-size-complex="14pt" style:font-style-complex="normal"/>
    </style:style>
    <style:style style:name="P29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color="#ff0000" style:font-name="Calibri" fo:font-size="12pt" fo:language="en" fo:country="GB" fo:font-style="italic" style:font-size-asian="12pt" style:font-style-asian="italic" style:font-size-complex="14pt"/>
    </style:style>
    <style:style style:name="P30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color="#ff0000" style:font-name="Calibri" fo:font-size="12pt" fo:language="en" fo:country="GB" fo:font-style="italic" officeooo:paragraph-rsid="0032b854" style:font-size-asian="12pt" style:font-style-asian="italic" style:font-size-complex="14pt"/>
    </style:style>
    <style:style style:name="P31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color="#000000" style:font-name="Calibri" fo:font-size="12pt" fo:language="en" fo:country="GB" fo:font-style="italic" style:font-size-asian="12pt" style:font-style-asian="italic" style:font-size-complex="14pt"/>
    </style:style>
    <style:style style:name="P32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color="#000000" style:font-name="Calibri" fo:font-size="12pt" fo:language="en" fo:country="GB" fo:font-style="italic" officeooo:rsid="002cab7c" officeooo:paragraph-rsid="002cab7c" style:font-size-asian="12pt" style:font-style-asian="italic" style:font-size-complex="14pt"/>
    </style:style>
    <style:style style:name="P33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color="#000000" style:font-name="Calibri" fo:font-size="12pt" fo:language="en" fo:country="GB" fo:font-style="italic" officeooo:rsid="002cab7c" officeooo:paragraph-rsid="0030e44e" style:font-size-asian="12pt" style:font-style-asian="italic" style:font-size-complex="14pt"/>
    </style:style>
    <style:style style:name="P3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color="#000000" style:font-name="Calibri" fo:font-size="12pt" fo:language="en" fo:country="GB" fo:font-style="normal" officeooo:rsid="0024d0fe" officeooo:paragraph-rsid="002643d9" style:font-size-asian="12pt" style:font-style-asian="normal" style:font-size-complex="14pt" style:font-style-complex="normal"/>
    </style:style>
    <style:style style:name="P35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color="#000000" style:font-name="Calibri" fo:font-size="12pt" fo:language="en" fo:country="GB" fo:font-style="normal" officeooo:rsid="0030e44e" officeooo:paragraph-rsid="0030e44e" style:font-size-asian="12pt" style:font-style-asian="normal" style:font-size-complex="14pt" style:font-style-complex="normal"/>
    </style:style>
    <style:style style:name="P36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color="#000000" style:font-name="Calibri" fo:font-size="12pt" fo:language="en" fo:country="GB" fo:font-style="normal" officeooo:rsid="002cab7c" officeooo:paragraph-rsid="00358734" style:font-size-asian="12pt" style:font-style-asian="normal" style:font-size-complex="14pt" style:font-style-complex="normal"/>
    </style:style>
    <style:style style:name="P37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color="#000000" style:font-name="Calibri" fo:font-size="12pt" fo:language="en" fo:country="GB" fo:font-style="normal" officeooo:rsid="002cab7c" officeooo:paragraph-rsid="0037cbb8" style:font-size-asian="12pt" style:font-style-asian="normal" style:font-size-complex="14pt" style:font-style-complex="normal"/>
    </style:style>
    <style:style style:name="P38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color="#000000" officeooo:paragraph-rsid="002643d9"/>
    </style:style>
    <style:style style:name="P39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tyle="normal" officeooo:paragraph-rsid="0030e44e" style:font-style-asian="normal" style:font-style-complex="normal"/>
    </style:style>
    <style:style style:name="P40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tyle="normal" officeooo:rsid="0030523f" officeooo:paragraph-rsid="0030e44e" style:font-style-asian="normal" style:font-style-complex="normal"/>
    </style:style>
    <style:style style:name="P41" style:family="paragraph" style:parent-style-name="Standard">
      <style:paragraph-properties fo:margin-left="1.249cm" fo:margin-right="0cm" fo:margin-top="0.101cm" fo:margin-bottom="0.101cm" loext:contextual-spacing="false" fo:line-height="150%" fo:text-align="justify" style:justify-single-word="false" fo:text-indent="0cm" style:auto-text-indent="false"/>
      <style:text-properties fo:color="#000000" style:font-name="FreeSerif" fo:font-size="12pt" officeooo:rsid="001e256e" officeooo:paragraph-rsid="0030523f" style:font-size-asian="12pt" style:font-size-complex="12pt"/>
    </style:style>
    <style:style style:name="P4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43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44" style:family="paragraph" style:parent-style-name="Preformatted_20_Text">
      <style:paragraph-properties fo:orphans="2" fo:widows="2"/>
    </style:style>
    <style:style style:name="P4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/>
    </style:style>
    <style:style style:name="P4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FreeSerif" fo:font-size="12pt" officeooo:rsid="001e256e" officeooo:paragraph-rsid="001e256e" style:font-size-asian="12pt" style:font-size-complex="12pt"/>
    </style:style>
    <style:style style:name="P4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color="#000000" style:font-name="FreeSerif" fo:font-size="12pt" fo:language="en" fo:country="GB" fo:font-style="italic" officeooo:rsid="002cab7c" officeooo:paragraph-rsid="001e256e" style:font-size-asian="12pt" style:font-style-asian="italic" style:font-size-complex="12pt"/>
    </style:style>
    <style:style style:name="P48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Calibri" fo:font-size="12pt" fo:language="en" fo:country="GB" fo:font-style="normal" officeooo:rsid="0030e44e" officeooo:paragraph-rsid="0030e44e" style:font-size-asian="12pt" style:font-style-asian="normal" style:font-size-complex="14pt" style:font-style-complex="normal"/>
    </style:style>
    <style:style style:name="P49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color="#ff0000" style:font-name="Calibri" fo:font-size="12pt" fo:language="en" fo:country="GB" fo:font-style="italic" officeooo:paragraph-rsid="0032b854" style:font-size-asian="12pt" style:font-style-asian="italic" style:font-size-complex="14pt"/>
    </style:style>
    <style:style style:name="P50" style:family="paragraph" style:parent-style-name="Heading_20_1" style:master-page-name="Standard">
      <style:paragraph-properties fo:margin-top="0cm" fo:margin-bottom="0.423cm" loext:contextual-spacing="false" fo:text-align="justify" style:justify-single-word="false" style:page-number="auto"/>
      <style:text-properties style:font-name="Calibri" fo:font-size="20pt" fo:language="en" fo:country="GB" fo:font-weight="bold" style:font-size-asian="20pt" style:font-weight-asian="bold"/>
    </style:style>
    <style:style style:name="P51" style:family="paragraph" style:parent-style-name="List_20_Paragraph" style:list-style-name="WWNum1">
      <style:paragraph-properties fo:text-align="justify" style:justify-single-word="false"/>
    </style:style>
    <style:style style:name="P52" style:family="paragraph" style:parent-style-name="List_20_Paragraph" style:list-style-name="WWNum2">
      <style:paragraph-properties fo:text-align="justify" style:justify-single-word="false"/>
    </style:style>
    <style:style style:name="T1" style:family="text">
      <style:text-properties style:font-name="Calibri" fo:font-size="12pt" fo:language="en" fo:country="GB" style:font-size-asian="12pt"/>
    </style:style>
    <style:style style:name="T2" style:family="text">
      <style:text-properties style:font-name="Calibri" fo:font-size="12pt" fo:language="en" fo:country="GB" style:font-size-asian="12pt" style:font-size-complex="14pt"/>
    </style:style>
    <style:style style:name="T3" style:family="text">
      <style:text-properties style:font-name="Calibri" fo:font-size="12pt" fo:language="en" fo:country="GB" officeooo:rsid="00235062" style:font-size-asian="12pt" style:font-size-complex="14pt"/>
    </style:style>
    <style:style style:name="T4" style:family="text">
      <style:text-properties style:font-name="Calibri" fo:font-size="12pt" fo:language="en" fo:country="GB" officeooo:rsid="002db812" style:font-size-asian="12pt" style:font-size-complex="14pt"/>
    </style:style>
    <style:style style:name="T5" style:family="text">
      <style:text-properties style:font-name="Calibri" fo:font-size="12pt" fo:language="en" fo:country="GB" officeooo:rsid="002edf19" style:font-size-asian="12pt" style:font-size-complex="14pt"/>
    </style:style>
    <style:style style:name="T6" style:family="text">
      <style:text-properties style:font-name="Calibri" fo:font-size="12pt" fo:language="en" fo:country="GB" officeooo:rsid="0030523f" style:font-size-asian="12pt" style:font-size-complex="14pt"/>
    </style:style>
    <style:style style:name="T7" style:family="text">
      <style:text-properties style:font-name="Calibri" fo:font-size="12pt" fo:language="en" fo:country="GB" officeooo:rsid="0023eb3b" style:font-size-asian="12pt" style:font-size-complex="14pt"/>
    </style:style>
    <style:style style:name="T8" style:family="text">
      <style:text-properties style:font-name="Calibri" fo:font-size="12pt" fo:language="en" fo:country="GB" officeooo:rsid="0030e44e" style:font-size-asian="12pt" style:font-size-complex="14pt"/>
    </style:style>
    <style:style style:name="T9" style:family="text">
      <style:text-properties style:font-name="Calibri" fo:font-size="12pt" fo:language="en" fo:country="GB" officeooo:rsid="002643d9" style:font-size-asian="12pt" style:font-size-complex="14pt"/>
    </style:style>
    <style:style style:name="T10" style:family="text">
      <style:text-properties style:font-name="Calibri" fo:font-size="12pt" fo:language="en" fo:country="GB" officeooo:rsid="0037cbb8" style:font-size-asian="12pt" style:font-size-complex="14pt"/>
    </style:style>
    <style:style style:name="T11" style:family="text">
      <style:text-properties style:font-name="Calibri" fo:font-size="12pt" fo:language="en" fo:country="GB" fo:font-style="italic" style:font-size-asian="12pt" style:font-style-asian="italic" style:font-size-complex="14pt"/>
    </style:style>
    <style:style style:name="T12" style:family="text">
      <style:text-properties style:font-name="Calibri" fo:font-size="12pt" fo:language="en" fo:country="GB" fo:font-style="italic" officeooo:rsid="00235062" style:font-size-asian="12pt" style:font-style-asian="italic" style:font-size-complex="14pt"/>
    </style:style>
    <style:style style:name="T13" style:family="text">
      <style:text-properties style:font-name="Calibri" fo:font-size="12pt" fo:language="en" fo:country="GB" fo:font-style="italic" officeooo:rsid="0023eb3b" style:font-size-asian="12pt" style:font-style-asian="italic" style:font-size-complex="14pt"/>
    </style:style>
    <style:style style:name="T14" style:family="text">
      <style:text-properties style:font-name="Calibri" fo:font-size="12pt" fo:language="en" fo:country="GB" fo:font-style="italic" officeooo:rsid="0024d0fe" style:font-size-asian="12pt" style:font-style-asian="italic" style:font-size-complex="14pt"/>
    </style:style>
    <style:style style:name="T15" style:family="text">
      <style:text-properties style:font-name="Calibri" fo:font-size="12pt" fo:language="en" fo:country="GB" fo:font-style="italic" officeooo:rsid="002643d9" style:font-size-asian="12pt" style:font-style-asian="italic" style:font-size-complex="14pt"/>
    </style:style>
    <style:style style:name="T16" style:family="text">
      <style:text-properties style:font-name="Calibri" fo:font-size="12pt" fo:language="en" fo:country="GB" fo:font-style="italic" officeooo:rsid="00288afc" style:font-size-asian="12pt" style:font-style-asian="italic" style:font-size-complex="14pt"/>
    </style:style>
    <style:style style:name="T17" style:family="text">
      <style:text-properties style:font-name="Calibri" fo:font-size="12pt" fo:language="en" fo:country="GB" fo:font-style="italic" fo:font-weight="bold" style:font-size-asian="12pt" style:font-style-asian="italic" style:font-weight-asian="bold" style:font-size-complex="14pt"/>
    </style:style>
    <style:style style:name="T18" style:family="text">
      <style:text-properties style:font-name="Calibri" fo:font-size="12pt" fo:language="en" fo:country="GB" fo:font-style="italic" style:text-underline-style="solid" style:text-underline-width="auto" style:text-underline-color="font-color" fo:font-weight="bold" style:font-size-asian="12pt" style:font-style-asian="italic" style:font-weight-asian="bold" style:font-size-complex="14pt"/>
    </style:style>
    <style:style style:name="T19" style:family="text">
      <style:text-properties style:font-name="Calibri" fo:font-size="12pt" fo:language="en" fo:country="GB" fo:font-weight="bold" style:font-size-asian="12pt" style:font-weight-asian="bold"/>
    </style:style>
    <style:style style:name="T20" style:family="text">
      <style:text-properties style:font-name="Calibri" fo:font-size="12pt" fo:language="en" fo:country="GB" fo:font-style="normal" officeooo:rsid="00235062" style:font-size-asian="12pt" style:font-style-asian="normal" style:font-size-complex="14pt" style:font-style-complex="normal"/>
    </style:style>
    <style:style style:name="T21" style:family="text">
      <style:text-properties style:font-name="Calibri" fo:font-size="12pt" fo:language="en" fo:country="GB" fo:font-style="normal" officeooo:rsid="002db812" style:font-size-asian="12pt" style:font-style-asian="normal" style:font-size-complex="14pt" style:font-style-complex="normal"/>
    </style:style>
    <style:style style:name="T22" style:family="text">
      <style:text-properties style:font-name="Calibri" fo:font-size="12pt" fo:language="en" fo:country="GB" fo:font-style="normal" officeooo:rsid="002edf19" style:font-size-asian="12pt" style:font-style-asian="normal" style:font-size-complex="14pt" style:font-style-complex="normal"/>
    </style:style>
    <style:style style:name="T23" style:family="text">
      <style:text-properties style:font-name="Calibri" fo:font-size="12pt" fo:language="en" fo:country="GB" fo:font-style="normal" officeooo:rsid="0030523f" style:font-size-asian="12pt" style:font-style-asian="normal" style:font-size-complex="14pt" style:font-style-complex="normal"/>
    </style:style>
    <style:style style:name="T24" style:family="text">
      <style:text-properties style:font-name="Calibri" fo:font-size="12pt" fo:language="en" fo:country="GB" fo:font-style="normal" officeooo:rsid="0030e44e" style:font-size-asian="12pt" style:font-style-asian="normal" style:font-size-complex="14pt" style:font-style-complex="normal"/>
    </style:style>
    <style:style style:name="T25" style:family="text">
      <style:text-properties style:font-name="Calibri" fo:language="en" fo:country="GB" fo:font-style="italic" officeooo:rsid="0030523f" style:font-style-asian="italic" style:font-size-complex="14pt"/>
    </style:style>
    <style:style style:name="T26" style:family="text">
      <style:text-properties fo:color="#ff0000" style:font-name="Calibri" fo:font-size="12pt" fo:language="en" fo:country="GB" style:font-size-asian="12pt"/>
    </style:style>
    <style:style style:name="T27" style:family="text">
      <style:text-properties fo:color="#ff0000" style:font-name="Calibri" fo:font-size="12pt" fo:language="en" fo:country="GB" style:font-size-asian="12pt" style:font-size-complex="14pt"/>
    </style:style>
    <style:style style:name="T28" style:family="text">
      <style:text-properties fo:color="#ff0000" style:font-name="Calibri" fo:font-size="12pt" fo:language="en" fo:country="GB" fo:font-style="italic" fo:font-weight="bold" style:font-size-asian="12pt" style:font-style-asian="italic" style:font-weight-asian="bold" style:font-size-complex="14pt"/>
    </style:style>
    <style:style style:name="T29" style:family="text">
      <style:text-properties fo:color="#ff0000" style:font-name="Calibri" fo:font-size="12pt" fo:language="en" fo:country="GB" fo:font-style="italic" style:font-size-asian="12pt" style:font-style-asian="italic" style:font-size-complex="14pt"/>
    </style:style>
    <style:style style:name="T30" style:family="text">
      <style:text-properties fo:color="#ff0000" style:font-name="Calibri" fo:font-size="12pt" fo:language="en" fo:country="GB" fo:font-style="italic" style:text-underline-style="solid" style:text-underline-width="auto" style:text-underline-color="font-color" style:font-size-asian="12pt" style:font-style-asian="italic" style:font-size-complex="14pt"/>
    </style:style>
    <style:style style:name="T31" style:family="text">
      <style:text-properties officeooo:rsid="00235062"/>
    </style:style>
    <style:style style:name="T32" style:family="text">
      <style:text-properties fo:color="#000000" style:font-name="Calibri" fo:font-size="12pt" fo:language="en" fo:country="GB" officeooo:rsid="0024d0fe" style:font-size-asian="12pt" style:font-size-complex="14pt"/>
    </style:style>
    <style:style style:name="T33" style:family="text">
      <style:text-properties fo:color="#000000" style:font-name="Calibri" fo:font-size="12pt" fo:language="en" fo:country="GB" officeooo:rsid="0030523f" style:font-size-asian="12pt" style:font-size-complex="14pt"/>
    </style:style>
    <style:style style:name="T34" style:family="text">
      <style:text-properties fo:color="#000000" style:font-name="Calibri" fo:font-size="12pt" fo:language="en" fo:country="GB" officeooo:rsid="0030e44e" style:font-size-asian="12pt" style:font-size-complex="14pt"/>
    </style:style>
    <style:style style:name="T35" style:family="text">
      <style:text-properties fo:color="#000000" style:font-name="Calibri" fo:font-size="12pt" fo:language="en" fo:country="GB" officeooo:rsid="00235062" style:font-size-asian="12pt" style:font-size-complex="14pt"/>
    </style:style>
    <style:style style:name="T36" style:family="text">
      <style:text-properties fo:font-style="normal" fo:font-weight="normal"/>
    </style:style>
    <style:style style:name="T37" style:family="text">
      <style:text-properties fo:font-style="normal" officeooo:rsid="0030e44e" style:font-style-asian="normal" style:font-style-complex="normal"/>
    </style:style>
    <style:style style:name="T38" style:family="text">
      <style:text-properties fo:font-style="normal" officeooo:rsid="00358734" style:font-style-asian="normal" style:font-style-complex="normal"/>
    </style:style>
    <style:style style:name="T39" style:family="text">
      <style:text-properties officeooo:rsid="0030e44e"/>
    </style:style>
    <style:style style:name="T40" style:family="text">
      <style:text-properties officeooo:rsid="002643d9"/>
    </style:style>
    <style:style style:name="T41" style:family="text">
      <style:text-properties fo:font-variant="normal" fo:text-transform="none" fo:color="#000000" fo:letter-spacing="normal" fo:font-style="normal" fo:font-weight="normal"/>
    </style:style>
    <style:style style:name="T42" style:family="text">
      <style:text-properties officeooo:rsid="0037cbb8"/>
    </style:style>
    <style:style style:name="T43" style:family="text">
      <style:text-properties officeooo:rsid="003587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>CG3 PRACTICAL EXERCISE 2</text:h>
      <text:p text:style-name="P5"><text:span text:style-name="T1">For this exercise, we will use VISL's CG Lab: </text:span><text:a xlink:type="simple" xlink:href="https://beta.visl.sdu.dk/cglab.htm" text:style-name="Internet_20_link" text:visited-style-name="Visited_20_Internet_20_Link"><text:s/></text:a><text:a xlink:type="simple" xlink:href="https://beta.visl.sdu.dk/cglab.htm" text:style-name="Internet_20_link" text:visited-style-name="Visited_20_Internet_20_Link"><text:span text:style-name="Internet_20_link"><text:span text:style-name="T1">https://visl.sdu.dk/cglab.htm</text:span></text:span></text:a><text:span text:style-name="T1">.</text:span></text:p>
      <text:p text:style-name="P1"><text:span text:style-name="T1">Given the following sentences </text:span><text:span text:style-name="T26">in red</text:span><text:span text:style-name="T1"> with common mistakes in English made by Spanish speakers, and other correct sentences in black:</text:span></text:p>
      <text:p text:style-name="P3"/>
      <table:table table:name="Table1" table:style-name="Table1">
        <table:table-column table:style-name="Table1.A"/>
        <table:table-row table:style-name="TableLine94101760929056">
          <table:table-cell table:style-name="Table1.A1" office:value-type="string">
            <text:p text:style-name="P10"><text:span text:style-name="T28">Are</text:span><text:span text:style-name="T29"> you </text:span><text:span text:style-name="T28">agree</text:span><text:span text:style-name="T29"> with me?</text:span></text:p>
            <text:p text:style-name="P10"><text:span text:style-name="T29">I </text:span><text:span text:style-name="T28">am</text:span><text:span text:style-name="T29"> completely </text:span><text:span text:style-name="T28">agree</text:span><text:span text:style-name="T29"> with you.</text:span></text:p>
            <text:p text:style-name="P29">They aren't agree with your theory </text:p>
            <text:p text:style-name="P10"><text:span text:style-name="T11">It </text:span><text:span text:style-name="T17">is</text:span><text:span text:style-name="T11"> the first time you </text:span><text:span text:style-name="T17">agree</text:span><text:span text:style-name="T11"> with me.</text:span></text:p>
            <text:p text:style-name="P10"><text:span text:style-name="T11">Your father </text:span><text:span text:style-name="T17">is</text:span><text:span text:style-name="T11">n't going to </text:span><text:span text:style-name="T17">agree</text:span><text:span text:style-name="T11"> to what they are saying.</text:span></text:p>
            <text:p text:style-name="P10"><text:span text:style-name="T11">I </text:span><text:span text:style-name="T17">am</text:span><text:span text:style-name="T11"> sure you will </text:span><text:span text:style-name="T17">agree</text:span><text:span text:style-name="T11"> once I have explained the full context.</text:span></text:p>
            <text:p text:style-name="P15"/>
            <text:p text:style-name="P10"><text:span text:style-name="T11">→</text:span><text:span text:style-name="T12"> ADD(@AGREEMENT-MISTAKE) TARGET ("be" V) IF (*1 ("&lt;agree&gt;") BARRIER (V));</text:span></text:p>
            <text:p text:style-name="P19"/>
            <text:p text:style-name="P12"><text:span text:style-name="T24">This rule </text:span><text:span text:style-name="T20">A</text:span><text:span text:style-name="T24">dds</text:span><text:span text:style-name="T21"> </text:span><text:span text:style-name="T23">the tag </text:span><text:span text:style-name="T21">“@A</text:span><text:span text:style-name="T20">GREEMENT-MISTAKE </text:span><text:span text:style-name="T21">in the TARGET “be V” <text:s/>if in any cohort to the right there is “agree”, and stop scanning if you find another verb.</text:span></text:p>
            <text:p text:style-name="Table_20_Contents"/>
            <text:p text:style-name="Table_20_Contents"/>
          </table:table-cell>
        </table:table-row>
        <table:table-row table:style-name="TableLine94101759376048">
          <table:table-cell table:style-name="Table1.A1" office:value-type="string">
            <text:p text:style-name="P10"><text:span text:style-name="T29">I am </text:span><text:span text:style-name="T28">taking</text:span><text:span text:style-name="T29"> a </text:span><text:span text:style-name="T30">coffee</text:span><text:span text:style-name="T29">.</text:span></text:p>
            <text:p text:style-name="P10"><text:span text:style-name="T29">I </text:span><text:span text:style-name="T28">took</text:span><text:span text:style-name="T29"> a couple of </text:span><text:span text:style-name="T30">beers</text:span><text:span text:style-name="T29"> yesterday.</text:span></text:p>
            <text:p text:style-name="P10"><text:span text:style-name="T29">Let's go out and </text:span><text:span text:style-name="T28">take</text:span><text:span text:style-name="T29"> a </text:span><text:span text:style-name="T30">drink</text:span><text:span text:style-name="T29">.</text:span></text:p>
            <text:p text:style-name="P10"><text:span text:style-name="T11">I </text:span><text:span text:style-name="T17">took</text:span><text:span text:style-name="T11"> the decision not to </text:span><text:span text:style-name="T17">drink</text:span><text:span text:style-name="T11"> anymore.</text:span></text:p>
            <text:p text:style-name="P10"><text:span text:style-name="T11">Do you </text:span><text:span text:style-name="T17">take</text:span><text:span text:style-name="T11"> sugar in your </text:span><text:span text:style-name="T17">coffee</text:span><text:span text:style-name="T11">?</text:span></text:p>
            <text:p text:style-name="P10"><text:span text:style-name="T11">She </text:span><text:span text:style-name="T17">took</text:span><text:span text:style-name="T11"> a sip of </text:span><text:span text:style-name="T17">whisky</text:span><text:span text:style-name="T11">.</text:span></text:p>
            <text:p text:style-name="P10"><text:span text:style-name="T11">We were </text:span><text:span text:style-name="T17">taken</text:span><text:span text:style-name="T11"> to have a </text:span><text:span text:style-name="T17">drink</text:span><text:span text:style-name="T11">.</text:span></text:p>
            <text:p text:style-name="P10"><text:span text:style-name="T11">She was finally free to </text:span><text:span text:style-name="T17">take </text:span><text:span text:style-name="T11">an official </text:span><text:span text:style-name="T18">coffee </text:span><text:span text:style-name="T11">break.</text:span></text:p>
            <text:p text:style-name="P15"/>
            <text:p text:style-name="P10"><text:span text:style-name="T11">→</text:span><text:span text:style-name="T12"> ADD(@TAKE-MISTAKE) TARGET ("take" V) IF (1 (ART) LINK 1 (&lt;drink&gt;)) ; </text:span></text:p>
            <text:p text:style-name="P19"/>
            <text:p text:style-name="P39"><text:span text:style-name="T8">This rule </text:span><text:span text:style-name="T3">A</text:span><text:span text:style-name="T8">dds</text:span><text:span text:style-name="T4"> </text:span><text:span text:style-name="T6">the tag </text:span><text:span text:style-name="T4">“</text:span><text:span text:style-name="T3">@TAKE-MISTAKE” </text:span><text:span text:style-name="T4">in the Target “take v” if the next cohort to the right</text:span><text:span text:style-name="T5"> i</text:span><text:span text:style-name="T4">s an arti</text:span><text:span text:style-name="T5">cl</text:span><text:span text:style-name="T4">e </text:span><text:span text:style-name="T5">with a name of a drink.</text:span></text:p>
            <text:p text:style-name="P21"/>
            <text:p text:style-name="P19">→ <text:s/>ADD(@TAKE-MISTAKE) TARGET ("take" V) IF (1 (ART) LINK 1 (&lt;amount&gt;) LINK 1 (PRP) LINK 1 (&lt;drink&gt;));</text:p>
            <text:p text:style-name="P23"/>
            <text:p text:style-name="P13"><text:span text:style-name="T24">This rule </text:span><text:span text:style-name="T20">A</text:span><text:span text:style-name="T24">dds</text:span><text:span text:style-name="T22"> </text:span><text:span text:style-name="T23">the tag </text:span><text:span text:style-name="T22">“</text:span><text:span text:style-name="T20">@TAKE-MISTAKE” </text:span><text:span text:style-name="T22">in the TARGET “Take v” if t</text:span><text:span text:style-name="T21">he next cohort to the right </text:span><text:span text:style-name="T22">is an article if there is an article followed by a quantity followed by a personal pronoun and a drink</text:span></text:p>
            <text:p text:style-name="Table_20_Contents"/>
            <text:p text:style-name="Table_20_Contents"/>
          </table:table-cell>
        </table:table-row>
        <table:table-row table:style-name="TableLine94101759376304">
          <table:table-cell table:style-name="Table1.A1" office:value-type="string">
            <text:p text:style-name="P15"/>
            <text:p text:style-name="P10"><text:span text:style-name="T29">Will you help me </text:span><text:span text:style-name="T28">do</text:span><text:span text:style-name="T29"> a </text:span><text:span text:style-name="T27">cake</text:span><text:span text:style-name="T29">?</text:span></text:p>
            <text:p text:style-name="P10"><text:span text:style-name="T29">I have </text:span><text:span text:style-name="T28">done</text:span><text:span text:style-name="T29"> a lot of </text:span><text:span text:style-name="T28">mistakes</text:span><text:span text:style-name="T29"> in my essay.</text:span></text:p>
            <text:p text:style-name="P10"><text:span text:style-name="T11">Now </text:span><text:span text:style-name="T17">do</text:span><text:span text:style-name="T11"> you want any </text:span><text:span text:style-name="T17">cake</text:span><text:span text:style-name="T11"> with that second cup of tea?</text:span></text:p>
            <text:p text:style-name="P10"><text:span text:style-name="T11">It </text:span><text:span text:style-name="T17">does</text:span><text:span text:style-name="T11"> not include </text:span><text:span text:style-name="T17">mistakes</text:span><text:span text:style-name="T11"> other than those occasioned by fraud.</text:span></text:p>
            <text:p text:style-name="P10"><text:span text:style-name="T11">She </text:span><text:span text:style-name="T17">did</text:span><text:span text:style-name="T11"> not realise her </text:span><text:span text:style-name="T17">mistake</text:span><text:span text:style-name="T11">.</text:span></text:p>
            <text:p text:style-name="P15"><text:soft-page-break/></text:p>
            <text:p text:style-name="P16">→<text:span text:style-name="T31"> LIST WITH_MAKE = "cake" "mistake";</text:span></text:p>
            <text:p text:style-name="P20">→ ADD(@DO-MISTAKE) TARGET ("do" V) IF (*1 WITH_MAKE BARRIER (V));</text:p>
            <text:p text:style-name="P20"/>
            <text:p text:style-name="P13"><text:span text:style-name="T24">This rule </text:span><text:span text:style-name="T20">A</text:span><text:span text:style-name="T24">dds</text:span><text:span text:style-name="T22"> </text:span><text:span text:style-name="T23">the tag </text:span><text:span text:style-name="T22">“</text:span><text:span text:style-name="T20">O-MISTAKE” </text:span><text:span text:style-name="T22">in the TARGET “</text:span><text:span text:style-name="T23">do V” if <text:s/>any cohort to the right is an element in the list “with_make” and stop when there is a verb.</text:span></text:p>
            <text:p text:style-name="Table_20_Contents"/>
            <text:p text:style-name="Table_20_Contents"/>
          </table:table-cell>
        </table:table-row>
        <table:table-row table:style-name="Table1.4">
          <table:table-cell table:style-name="Table1.A1" office:value-type="string">
            <text:p text:style-name="P15"/>
            <text:p text:style-name="P10"><text:span text:style-name="T29">I like </text:span><text:span text:style-name="T28">making</text:span><text:span text:style-name="T29"> extreme </text:span><text:span text:style-name="T28">sports</text:span><text:span text:style-name="T29">.</text:span></text:p>
            <text:p text:style-name="P10"><text:span text:style-name="T11">We were going to </text:span><text:span text:style-name="T17">make</text:span><text:span text:style-name="T11"> up a </text:span><text:span text:style-name="T17">sport</text:span><text:span text:style-name="T11"> to see what he said.</text:span></text:p>
            <text:p text:style-name="P10"><text:span text:style-name="T11">Competitors could </text:span><text:span text:style-name="T17">make</text:span><text:span text:style-name="T11"> use of all the excellent </text:span><text:span text:style-name="T17">sports</text:span><text:span text:style-name="T11"> facilities throughout the Academy.</text:span></text:p>
            <text:p text:style-name="P11"><text:span text:style-name="T11">→</text:span><text:span text:style-name="T13"> <text:s/>LIST A/N = ADJ N;</text:span></text:p>
            <text:p text:style-name="P11"><text:span text:style-name="T13">→</text:span><text:span text:style-name="T14"> </text:span><text:span text:style-name="T13">ADD(@MAKE-MISTAKE) TARGET ("make" V) IF (1 A/N LINK 1 (&lt;sport&gt;));</text:span></text:p>
            <text:p text:style-name="P22"/>
            <text:p text:style-name="P40"><text:span text:style-name="T8">This rule </text:span><text:span text:style-name="T3">A</text:span><text:span text:style-name="T8">dds</text:span><text:span text:style-name="T2"> the tag “</text:span><text:span text:style-name="T7">@SINCE-MISTAKE” </text:span><text:span text:style-name="T2">in the TARGET “Make V” if there is an element from the list “A/N” followed by sport or sports.</text:span></text:p>
          </table:table-cell>
        </table:table-row>
        <table:table-row table:style-name="TableLine94101761029744">
          <table:table-cell table:style-name="Table1.A1" office:value-type="string">
            <text:p text:style-name="P15"/>
            <text:p text:style-name="P10"><text:span text:style-name="T29">I am here </text:span><text:span text:style-name="T28">since</text:span><text:span text:style-name="T29"> an hour </text:span><text:span text:style-name="T28">ago</text:span><text:span text:style-name="T29">.</text:span></text:p>
            <text:p text:style-name="P10"><text:span text:style-name="T11">Euro Disney has been losing money </text:span><text:span text:style-name="T17">since</text:span><text:span text:style-name="T11"> it opened eighteen months </text:span><text:span text:style-name="T17">ago</text:span><text:span text:style-name="T11">.</text:span></text:p>
            <text:p text:style-name="P15"/>
            <text:p text:style-name="P10"><text:span text:style-name="T11">→</text:span><text:span text:style-name="T13"> ADD(@SINCE-MISTAKE) TARGET ("since") IF (*1 ("ago") BARRIER (v));</text:span></text:p>
            <text:p text:style-name="P24"/>
            <text:p text:style-name="P40"><text:span text:style-name="T8">This rule </text:span><text:span text:style-name="T3">A</text:span><text:span text:style-name="T8">dds</text:span><text:span text:style-name="T2"> the tag “</text:span><text:span text:style-name="T7">@SINCE-MISTAKE” </text:span><text:span text:style-name="T2">in the TARGET “since” if any cohort to the right have “ago” and stop scanning if there is a verb.</text:span></text:p>
            <text:p text:style-name="P25"/>
          </table:table-cell>
        </table:table-row>
        <table:table-row table:style-name="TableLine94101761029488">
          <table:table-cell table:style-name="Table1.A1" office:value-type="string">
            <text:p text:style-name="P10"><text:span text:style-name="T29">Can you </text:span><text:span text:style-name="T28">explain me</text:span><text:span text:style-name="T29"> again, please?</text:span></text:p>
            <text:p text:style-name="P10"><text:span text:style-name="T29">Will you </text:span><text:span text:style-name="T28">listen mum</text:span><text:span text:style-name="T29">, please?</text:span></text:p>
            <text:p text:style-name="P10"><text:span text:style-name="T29">She didn't </text:span><text:span text:style-name="T28">say me</text:span><text:span text:style-name="T29"> anything.</text:span></text:p>
            <text:p text:style-name="P38"><text:span text:style-name="T11">→</text:span><text:span text:style-name="T14"> LIST N/PERS = N PERS;</text:span></text:p>
            <text:p text:style-name="P41"><text:span text:style-name="T14">→</text:span><text:span text:style-name="T25"> </text:span><text:span text:style-name="T14">LIST TO_VERB = "explain" "listen" "say" ;</text:span></text:p>
            <text:p text:style-name="P38"><text:span text:style-name="T14">→</text:span><text:span text:style-name="T15"> </text:span><text:span text:style-name="T14">ADD(@MISSING-MISTAKE) TARGET TO_VERB IF (1 N/PERS);</text:span></text:p>
            <text:p text:style-name="P34"/>
            <text:p text:style-name="P39"><text:span text:style-name="T34">This rule </text:span><text:span text:style-name="T35">A</text:span><text:span text:style-name="T34">dds </text:span><text:span text:style-name="T33">the tag “</text:span><text:span text:style-name="T32">@MISSING-MISTAKE” </text:span><text:span text:style-name="T33">in the TARGET <text:s/>list “TO_VERB” if the next cohort to the right have any element from the list “N/PERS”</text:span></text:p>
            <text:p text:style-name="P31"/>
            <text:p text:style-name="Table_20_Contents"/>
            <text:p text:style-name="Table_20_Contents"/>
          </table:table-cell>
        </table:table-row>
        <table:table-row table:style-name="TableLine94101761149232">
          <table:table-cell table:style-name="Table1.A1" office:value-type="string">
            <text:p text:style-name="P10"><text:span text:style-name="T29">Helen </text:span><text:span text:style-name="T28">has</text:span><text:span text:style-name="T29"> 18 </text:span><text:span text:style-name="T28">years old</text:span><text:span text:style-name="T29">.</text:span></text:p>
            <text:p text:style-name="P10"><text:span text:style-name="T29">How many </text:span><text:span text:style-name="T28">years</text:span><text:span text:style-name="T29"> do you </text:span><text:span text:style-name="T28">have</text:span><text:span text:style-name="T29">?</text:span></text:p>
            <text:p text:style-name="P10"><text:span text:style-name="T11">Its success </text:span><text:span text:style-name="T17">has</text:span><text:span text:style-name="T11"> taken </text:span><text:span text:style-name="T17">years</text:span><text:span text:style-name="T11"> of dedication to achieve.</text:span></text:p>
            <text:p text:style-name="P10"><text:span text:style-name="T11">How many </text:span><text:span text:style-name="T17">years</text:span><text:span text:style-name="T11"> of experience do you </text:span><text:span text:style-name="T17">have</text:span><text:span text:style-name="T11">?</text:span></text:p>
            <text:p text:style-name="P10"><text:span text:style-name="T11">→</text:span><text:span text:style-name="T15">ADD(@YEAR-MISTAKE) TARGET ("have") IF (*1 ("year") BARRIER </text:span><text:soft-page-break/><text:span text:style-name="T15">(V));</text:span></text:p>
            <text:p text:style-name="P18"/>
            <text:p text:style-name="P40"><text:span text:style-name="T8">This rule </text:span><text:span text:style-name="T3">A</text:span><text:span text:style-name="T8">dds</text:span><text:span text:style-name="T2"> the tag “</text:span><text:span text:style-name="T9">@YEAR-MISTAKE” </text:span><text:span text:style-name="T8">in the TARGET ”have” </text:span><text:span text:style-name="T10">i</text:span><text:span text:style-name="T8">f any cohort to the right have “year” and stop scanning if there is a verb.</text:span></text:p>
            <text:p text:style-name="P27"/>
            <text:p text:style-name="P10"><text:span text:style-name="T15">→</text:span><text:span text:style-name="T16"> </text:span><text:span text:style-name="T15">ADD(@2YEAR-MISTAKE) TARGET ("have") IF (-*1 ("year") BARRIER (N));</text:span></text:p>
            <text:p text:style-name="P26"/>
            <text:p text:style-name="P27">This rule <text:span text:style-name="T31">A</text:span>dds the tag “<text:span text:style-name="T40">@2YEAR-MISTAKE” </text:span>in the TARGET”have” if the next cohort to the left have “year” and stop scanning if there is a noun.</text:p>
            <text:p text:style-name="P28"/>
          </table:table-cell>
        </table:table-row>
        <table:table-row table:style-name="TableLine94101761145568">
          <table:table-cell table:style-name="Table1.A1" office:value-type="string">
            <text:p text:style-name="P29"/>
            <text:p text:style-name="P10"><text:span text:style-name="T29">I </text:span><text:span text:style-name="T28">didn't went</text:span><text:span text:style-name="T29"> out yesterday.</text:span></text:p>
            <text:p text:style-name="P10"><text:span text:style-name="T29">She </text:span><text:span text:style-name="T28">doesn't goes</text:span><text:span text:style-name="T29"> to church.</text:span></text:p>
            <text:p text:style-name="P10"><text:span text:style-name="T29">What </text:span><text:span text:style-name="T28">did</text:span><text:span text:style-name="T29"> you </text:span><text:span text:style-name="T28">ate</text:span><text:span text:style-name="T29"> for dinner?</text:span></text:p>
            <text:p text:style-name="P29"/>
            <text:p text:style-name="P32">→<text:span text:style-name="T39"> </text:span>ADD (@DID_MISTAKE) TARGET ("&lt;did&gt;") IF (*1 (V IMPF)) ;</text:p>
            <text:p text:style-name="P32">→<text:span text:style-name="T39"> </text:span>ADD (@DID_MISTAKE) TARGET ("&lt;did_&gt;") IF (*1 (V IMPF)) ;</text:p>
            <text:p text:style-name="P32"/>
            <text:p text:style-name="P37"><text:span text:style-name="T39">This rule</text:span><text:span text:style-name="T42">s</text:span><text:span text:style-name="T39"> </text:span><text:span text:style-name="T31">A</text:span><text:span text:style-name="T39">dds </text:span><text:span text:style-name="T43">the Tag “</text:span>@DID_MISTAKE” <text:span text:style-name="T42">in the TARGET “did” if </text:span><text:span text:style-name="T39">any cohort to the right have </text:span><text:span text:style-name="T42">a verb in past tense.</text:span></text:p>
            <text:p text:style-name="P35"/>
            <text:p text:style-name="P33"><text:span text:style-name="T37">→</text:span><text:span text:style-name="T38"> ADD (@DID_MISTAKE) TARGET ("&lt;does_&gt;") IF (*1 (V PR 3S));</text:span></text:p>
            <text:p text:style-name="P32"/>
            <text:p text:style-name="P36"><text:span text:style-name="T39">This rule </text:span><text:span text:style-name="T43">Adds the Tag “</text:span>@DID_MISTAKE” <text:span text:style-name="T42">in the TARGET “</text:span><text:span text:style-name="T43"> </text:span><text:span text:style-name="T42">does” if ane cohort to th right have a present verb in 3s.</text:span></text:p>
            <text:p text:style-name="P32"/>
            <text:p text:style-name="P32"/>
            <text:p text:style-name="P29"/>
            <text:p text:style-name="P29"/>
          </table:table-cell>
        </table:table-row>
      </table:table>
      <text:p text:style-name="P3"/>
      <text:p text:style-name="P29"/>
      <text:p text:style-name="P30"/>
      <text:p text:style-name="P2"><text:s/></text:p>
      <text:list xml:id="list2269655718" text:style-name="WWNum1">
        <text:list-item>
          <text:p text:style-name="P51"><text:span text:style-name="T19">Develop a grammar to MAP the mistakes in parsed text</text:span><text:span text:style-name="T1">. Of course, the grammar should not mark the mistakes in the correct sentences.</text:span></text:p>
        </text:list-item>
      </text:list>
      <text:list xml:id="list3836180844" text:style-name="WWNum2">
        <text:list-item>
          <text:p text:style-name="P52"><text:span text:style-name="T1">Add here both the </text:span><text:span text:style-name="T19">grammar</text:span><text:span text:style-name="T1"> and the </text:span><text:span text:style-name="T19">output text</text:span><text:span text:style-name="T1">.</text:span></text:p>
        </text:list-item>
        <text:list-item>
          <text:p text:style-name="P52"><text:span text:style-name="T1"># </text:span><text:span text:style-name="T19">Comment</text:span><text:span text:style-name="T1"> the grammar rules, describing them, giving examples if needed...</text:span></text:p>
        </text:list-item>
      </text:list>
      <text:p text:style-name="P6"/>
      <text:p text:style-name="P4"/>
      <table:table table:name="Table3" table:style-name="Table3">
        <table:table-column table:style-name="Table3.A"/>
        <table:table-row table:style-name="TableLine94101761209488">
          <table:table-cell table:style-name="Table3.A1" office:value-type="string">
            <text:p text:style-name="P47">1 DELIMITERS = "&lt;$.&gt;" "&lt;$!&gt;" "&lt;$?&gt;" "&lt;$\;&gt;" "&lt;$:&gt;" "&lt;$--&gt;" "&lt;$&gt;" "&lt;$start&gt;" "&lt;$START&gt;" ;</text:p>
            <text:p text:style-name="P47">2 MAPPING-PREFIX = @ ;</text:p>
            <text:p text:style-name="P47"><text:soft-page-break/>3 </text:p>
            <text:p text:style-name="P47">4 SETS</text:p>
            <text:p text:style-name="P47">5 LIST WITH_MAKE = "cake" "mistake";</text:p>
            <text:p text:style-name="P47">6 LIST A/N = ADJ N;</text:p>
            <text:p text:style-name="P47">7 LIST N/PERS = N PERS;</text:p>
            <text:p text:style-name="P47">8 LIST TO_VERB = "explain" "listen" "say" ;</text:p>
            <text:p text:style-name="P47">9 </text:p>
            <text:p text:style-name="P47">10 CORRECTIONS</text:p>
            <text:p text:style-name="P47">11 </text:p>
            <text:p text:style-name="P47">12 MAPPINGS</text:p>
            <text:p text:style-name="P47">13 </text:p>
            <text:p text:style-name="P47">14 CONSTRAINTS</text:p>
            <text:p text:style-name="P47">15 ADD(@AGREEMENT-MISTAKE) TARGET ("be" V) IF (*1 ("&lt;agree&gt;") BARRIER (V));</text:p>
            <text:p text:style-name="P47">16 ADD(@TAKE-MISTAKE) TARGET ("take" V) IF (1 (ART) LINK 1 (&lt;drink&gt;)) ; </text:p>
            <text:p text:style-name="P47">17 ADD(@TAKE-MISTAKE) TARGET ("take" V) IF (1 (ART) LINK 1 (&lt;amount&gt;) LINK 1 (PRP) LINK 1 (&lt;drink&gt;));</text:p>
            <text:p text:style-name="P47">18 ADD(@DO-MISTAKE) TARGET ("do" V) IF (*1 WITH_MAKE BARRIER (V));</text:p>
            <text:p text:style-name="P47">19 ADD(@MAKE-MISTAKE) TARGET ("make" V) IF (1 A/N LINK 1 (&lt;sport&gt;));</text:p>
            <text:p text:style-name="P47">20 ADD(@SINCE-MISTAKE) TARGET ("since") IF (*1 ("ago") BARRIER (v));</text:p>
            <text:p text:style-name="P47">21 ADD(@MISSING-MISTAKE) TARGET TO_VERB IF (1 N/PERS);</text:p>
            <text:p text:style-name="P47">22 ADD(@YEAR-MISTAKE) TARGET ("have") IF (*1 ("year") BARRIER (V));<text:tab/></text:p>
            <text:p text:style-name="P47">23 ADD(@2YEAR-MISTAKE) TARGET ("have") IF (-*1 ("year") BARRIER (N));</text:p>
            <text:p text:style-name="P47">24 ADD (@DID_MISTAKE) TARGET ("&lt;did&gt;") IF (*1 (V IMPF)) ;</text:p>
            <text:p text:style-name="P47">25 ADD (@DID_MISTAKE) TARGET ("&lt;did_&gt;") IF (*1 (V IMPF)) ;</text:p>
            <text:p text:style-name="P47">26 ADD (@DID_MISTAKE) TARGET ("&lt;does_&gt;") IF (*1 (V PR 3S));</text:p>
          </table:table-cell>
        </table:table-row>
      </table:table>
      <text:p text:style-name="P9"/>
      <text:p text:style-name="P47"/>
      <text:p text:style-name="P46"/>
      <text:p text:style-name="P7"/>
      <table:table table:name="Table2" table:style-name="Table2">
        <table:table-column table:style-name="Table2.A"/>
        <table:table-row table:style-name="TableLine94101761253616">
          <table:table-cell table:style-name="Table2.A1" office:value-type="string">
            <text:p text:style-name="Text_20_body"><text:line-break/><text:span text:style-name="T41">"&lt;are&gt;"</text:span></text:p>
            <text:p text:style-name="P43"><text:s text:c="8"/><text:span text:style-name="T36">"be" &lt;*&gt; &lt;nosubj&gt; V PR -1/3S @AGREEMENT-MISTAKE ADD:15</text:span></text:p>
            <text:p text:style-name="P42">"&lt;you&gt;"</text:p>
            <text:p text:style-name="P43"><text:s text:c="8"/><text:span text:style-name="T36">"you" PERS 2S/P NOM</text:span></text:p>
            <text:p text:style-name="P42">"&lt;agree&gt;"</text:p>
            <text:p text:style-name="P43"><text:soft-page-break/><text:s text:c="8"/><text:span text:style-name="T36">"agree" &lt;vq&gt; &lt;v-cog&gt; V PR -3S</text:span></text:p>
            <text:p text:style-name="P42">"&lt;with&gt;"</text:p>
            <text:p text:style-name="P43"><text:s text:c="8"/><text:span text:style-name="T36">"with" PRP</text:span></text:p>
            <text:p text:style-name="P42">"&lt;me&gt;"</text:p>
            <text:p text:style-name="P43"><text:s text:c="8"/><text:span text:style-name="T36">"I" PERS 1S ACC</text:span></text:p>
            <text:p text:style-name="P42">"&lt;$?&gt;"</text:p>
            <text:p text:style-name="P43"><text:s text:c="8"/><text:span text:style-name="T36">"?" PU &lt;&lt;&lt; @PU</text:span></text:p>
            <text:p text:style-name="P44"/>
            <text:p text:style-name="P42">"&lt;i&gt;"</text:p>
            <text:p text:style-name="P43"><text:s text:c="8"/><text:span text:style-name="T36">"I" &lt;*&gt; PERS 1S NOM</text:span></text:p>
            <text:p text:style-name="P42">"&lt;am&gt;"</text:p>
            <text:p text:style-name="P43"><text:s text:c="8"/><text:span text:style-name="T36">"be" V PR 1S @AGREEMENT-MISTAKE ADD:15</text:span></text:p>
            <text:p text:style-name="P42">"&lt;completely&gt;"</text:p>
            <text:p text:style-name="P43"><text:s text:c="8"/><text:span text:style-name="T36">"completely" &lt;ly&gt; &lt;ADJ:complete+ly&gt; ADV</text:span></text:p>
            <text:p text:style-name="P42">"&lt;agree&gt;"</text:p>
            <text:p text:style-name="P43"><text:s text:c="8"/><text:span text:style-name="T36">"agree" &lt;vq&gt; &lt;v-cog&gt; V INF</text:span></text:p>
            <text:p text:style-name="P42">"&lt;with&gt;"</text:p>
            <text:p text:style-name="P43"><text:s text:c="8"/><text:span text:style-name="T36">"with" PRP</text:span></text:p>
            <text:p text:style-name="P42">"&lt;you&gt;"</text:p>
            <text:p text:style-name="P43"><text:s text:c="8"/><text:span text:style-name="T36">"you" PERS 2S/P ACC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they&gt;"</text:p>
            <text:p text:style-name="P43"><text:s text:c="8"/><text:span text:style-name="T36">"they" &lt;*&gt; PERS 3P NOM</text:span></text:p>
            <text:p text:style-name="P42">"&lt;are_&gt;"</text:p>
            <text:p text:style-name="P43"><text:s text:c="8"/><text:span text:style-name="T36">"be" &lt;sam-&gt; V PR -1/3S @AGREEMENT-MISTAKE ADD:15</text:span></text:p>
            <text:p text:style-name="P42">"&lt;_n't&gt;"</text:p>
            <text:p text:style-name="P43"><text:s text:c="8"/><text:span text:style-name="T36">"not" &lt;-sam&gt; ADV</text:span></text:p>
            <text:p text:style-name="P42">"&lt;agree&gt;"</text:p>
            <text:p text:style-name="P43"><text:s text:c="8"/><text:span text:style-name="T36">"agree" &lt;vq&gt; &lt;v-cog&gt; V INF</text:span></text:p>
            <text:p text:style-name="P42">"&lt;with&gt;"</text:p>
            <text:p text:style-name="P43"><text:s text:c="8"/><text:span text:style-name="T36">"with" PRP</text:span></text:p>
            <text:p text:style-name="P42">"&lt;your&gt;"</text:p>
            <text:p text:style-name="P43"><text:s text:c="8"/><text:span text:style-name="T36">"you" &lt;poss&gt; &lt;det&gt; PERS 2S/P GEN</text:span></text:p>
            <text:p text:style-name="P42">"&lt;theory&gt;"</text:p>
            <text:p text:style-name="P43"><text:s text:c="8"/><text:span text:style-name="T36">"theory" &lt;sem-c&gt; &lt;ac-cat&gt; &lt;def&gt; N S NOM</text:span></text:p>
            <text:p text:style-name="P42">"&lt;it&gt;"</text:p>
            <text:p text:style-name="P43"><text:s text:c="8"/><text:span text:style-name="T36">"it" &lt;*&gt; PERS NEU 3S NOM</text:span></text:p>
            <text:p text:style-name="P42">"&lt;is&gt;"</text:p>
            <text:p text:style-name="P43"><text:s text:c="8"/><text:span text:style-name="T36">"be" V PR 3S @AGREEMENT-MISTAKE ADD:15</text:span></text:p>
            <text:p text:style-name="P42">"&lt;the&gt;"</text:p>
            <text:p text:style-name="P43"><text:s text:c="8"/><text:span text:style-name="T36">"the" &lt;def&gt; ART S/P</text:span></text:p>
            <text:p text:style-name="P42">"&lt;first&gt;"</text:p>
            <text:p text:style-name="P43"><text:s text:c="8"/><text:span text:style-name="T36">"first" &lt;num-ord&gt; NUM</text:span></text:p>
            <text:p text:style-name="P42">"&lt;time&gt;"</text:p>
            <text:p text:style-name="P43"><text:s text:c="8"/><text:span text:style-name="T36">"time" &lt;ac-cat&gt; &lt;temp&gt; &lt;per&gt; &lt;num+&gt; &lt;def&gt; N S NOM</text:span></text:p>
            <text:p text:style-name="P42">"&lt;you&gt;"</text:p>
            <text:p text:style-name="P43"><text:s text:c="8"/><text:span text:style-name="T36">"you" PERS 2S/P NOM</text:span></text:p>
            <text:p text:style-name="P42">"&lt;agree&gt;"</text:p>
            <text:p text:style-name="P43"><text:s text:c="8"/><text:span text:style-name="T36">"agree" &lt;vq&gt; &lt;v-cog&gt; V PR -3S</text:span></text:p>
            <text:p text:style-name="P42">"&lt;with&gt;"</text:p>
            <text:p text:style-name="P43"><text:s text:c="8"/><text:span text:style-name="T36">"with" PRP</text:span></text:p>
            <text:p text:style-name="P42">"&lt;me&gt;"</text:p>
            <text:p text:style-name="P43"><text:s text:c="8"/><text:span text:style-name="T36">"I" PERS 1S ACC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your&gt;"</text:p>
            <text:p text:style-name="P43"><text:s text:c="8"/><text:span text:style-name="T36">"you" &lt;*&gt; &lt;poss&gt; &lt;det&gt; PERS 2S/P GEN</text:span></text:p>
            <text:p text:style-name="P42">"&lt;father&gt;"</text:p>
            <text:p text:style-name="P43"><text:s text:c="8"/><text:span text:style-name="T36">"father" &lt;Hfam&gt; &lt;def&gt; &lt;nhead&gt; N S NOM</text:span></text:p>
            <text:p text:style-name="P42">"&lt;is_&gt;"</text:p>
            <text:p text:style-name="P43"><text:s text:c="8"/><text:span text:style-name="T36">"be" &lt;sam-&gt; V PR 3S</text:span></text:p>
            <text:p text:style-name="P42"><text:soft-page-break/>"&lt;_n't&gt;"</text:p>
            <text:p text:style-name="P43"><text:s text:c="8"/><text:span text:style-name="T36">"not" &lt;-sam&gt; ADV</text:span></text:p>
            <text:p text:style-name="P42">"&lt;going&gt;"</text:p>
            <text:p text:style-name="P43"><text:s text:c="8"/><text:span text:style-name="T36">"go" &lt;va+DIR&gt; V PCP1</text:span></text:p>
            <text:p text:style-name="P42">"&lt;to&gt;"</text:p>
            <text:p text:style-name="P43"><text:s text:c="8"/><text:span text:style-name="T36">"to" INFM</text:span></text:p>
            <text:p text:style-name="P42">"&lt;agree&gt;"</text:p>
            <text:p text:style-name="P43"><text:s text:c="8"/><text:span text:style-name="T36">"agree" &lt;vq&gt; &lt;v-cog&gt; V INF</text:span></text:p>
            <text:p text:style-name="P42">"&lt;to&gt;"</text:p>
            <text:p text:style-name="P43"><text:s text:c="8"/><text:span text:style-name="T36">"to" PRP</text:span></text:p>
            <text:p text:style-name="P42">"&lt;what&gt;"</text:p>
            <text:p text:style-name="P43"><text:s text:c="8"/><text:span text:style-name="T36">"what" &lt;rel&gt; INDP S/P</text:span></text:p>
            <text:p text:style-name="P42">"&lt;they&gt;"</text:p>
            <text:p text:style-name="P43"><text:s text:c="8"/><text:span text:style-name="T36">"they" PERS 3P NOM</text:span></text:p>
            <text:p text:style-name="P42">"&lt;are&gt;"</text:p>
            <text:p text:style-name="P43"><text:s text:c="8"/><text:span text:style-name="T36">"be" V PR -1/3S</text:span></text:p>
            <text:p text:style-name="P42">"&lt;saying&gt;"</text:p>
            <text:p text:style-name="P43"><text:s text:c="8"/><text:span text:style-name="T36">"say" &lt;vq&gt; &lt;v-cog&gt; &lt;speak&gt; V PCP1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i&gt;"</text:p>
            <text:p text:style-name="P43"><text:s text:c="8"/><text:span text:style-name="T36">"I" &lt;*&gt; PERS 1S NOM</text:span></text:p>
            <text:p text:style-name="P42">"&lt;am&gt;"</text:p>
            <text:p text:style-name="P43"><text:s text:c="8"/><text:span text:style-name="T36">"be" V PR 1S</text:span></text:p>
            <text:p text:style-name="P42">"&lt;sure&gt;"</text:p>
            <text:p text:style-name="P43"><text:s text:c="8"/><text:span text:style-name="T36">"sure" &lt;jpsych&gt; ADJ POS</text:span></text:p>
            <text:p text:style-name="P42">"&lt;you&gt;"</text:p>
            <text:p text:style-name="P43"><text:s text:c="8"/><text:span text:style-name="T36">"you" PERS 2S/P NOM</text:span></text:p>
            <text:p text:style-name="P42">"&lt;will&gt;"</text:p>
            <text:p text:style-name="P43"><text:s text:c="8"/><text:span text:style-name="T36">"will" V PR</text:span></text:p>
            <text:p text:style-name="P42">"&lt;agree&gt;"</text:p>
            <text:p text:style-name="P43"><text:s text:c="8"/><text:span text:style-name="T36">"agree" &lt;vq&gt; &lt;v-cog&gt; V INF</text:span></text:p>
            <text:p text:style-name="P42">"&lt;once&gt;"</text:p>
            <text:p text:style-name="P43"><text:s text:c="8"/><text:span text:style-name="T36">"once" KS</text:span></text:p>
            <text:p text:style-name="P42">"&lt;i&gt;"</text:p>
            <text:p text:style-name="P43"><text:s text:c="8"/><text:span text:style-name="T36">"I" &lt;*&gt; PERS 1S NOM</text:span></text:p>
            <text:p text:style-name="P42">"&lt;have&gt;"</text:p>
            <text:p text:style-name="P43"><text:s text:c="8"/><text:span text:style-name="T36">"have" V PR -3S</text:span></text:p>
            <text:p text:style-name="P42">"&lt;explained&gt;"</text:p>
            <text:p text:style-name="P43"><text:s text:c="8"/><text:span text:style-name="T36">"explain" &lt;vq&gt; &lt;v-cog&gt; V PCP2 AKT</text:span></text:p>
            <text:p text:style-name="P42">"&lt;the&gt;"</text:p>
            <text:p text:style-name="P43"><text:s text:c="8"/><text:span text:style-name="T36">"the" &lt;def&gt; ART S/P</text:span></text:p>
            <text:p text:style-name="P42">"&lt;full&gt;"</text:p>
            <text:p text:style-name="P43"><text:s text:c="8"/><text:span text:style-name="T36">"full" ADJ POS</text:span></text:p>
            <text:p text:style-name="P42">"&lt;context&gt;"</text:p>
            <text:p text:style-name="P43"><text:s text:c="8"/><text:span text:style-name="T36">"context" &lt;sem-r&gt; &lt;sit&gt; &lt;def&gt; N S NOM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i&gt;"</text:p>
            <text:p text:style-name="P43"><text:s text:c="8"/><text:span text:style-name="T36">"I" &lt;*&gt; PERS 1S NOM</text:span></text:p>
            <text:p text:style-name="P42">"&lt;am&gt;"</text:p>
            <text:p text:style-name="P43"><text:s text:c="8"/><text:span text:style-name="T36">"be" V PR 1S</text:span></text:p>
            <text:p text:style-name="P42">"&lt;taking&gt;"</text:p>
            <text:p text:style-name="P43"><text:s text:c="8"/><text:span text:style-name="T36">"take" &lt;v.contact&gt; &lt;v.contact&gt; V PCP1 @TAKE-MISTAKE ADD:16</text:span></text:p>
            <text:p text:style-name="P42">"&lt;a&gt;"</text:p>
            <text:p text:style-name="P43"><text:s text:c="8"/><text:span text:style-name="T36">"a" &lt;indef&gt; ART S</text:span></text:p>
            <text:p text:style-name="P42">"&lt;coffee&gt;"</text:p>
            <text:p text:style-name="P43"><text:s text:c="8"/><text:span text:style-name="T36">"coffee" &lt;col&gt; &lt;drink&gt; &lt;idf&gt; N S NOM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i&gt;"</text:p>
            <text:p text:style-name="P43"><text:soft-page-break/><text:s text:c="8"/><text:span text:style-name="T36">"I" &lt;*&gt; PERS 1S NOM</text:span></text:p>
            <text:p text:style-name="P42">"&lt;took&gt;"</text:p>
            <text:p text:style-name="P43"><text:s text:c="8"/><text:span text:style-name="T36">"take" &lt;v.contact&gt; &lt;v.contact&gt; V IMPF @TAKE-MISTAKE ADD:17</text:span></text:p>
            <text:p text:style-name="P42">"&lt;a&gt;"</text:p>
            <text:p text:style-name="P43"><text:s text:c="8"/><text:span text:style-name="T36">"a" &lt;indef&gt; ART S</text:span></text:p>
            <text:p text:style-name="P42">"&lt;couple&gt;"</text:p>
            <text:p text:style-name="P43"><text:s text:c="8"/><text:span text:style-name="T36">"couple" &lt;HH&gt; &lt;amount&gt; &lt;idf&gt; &lt;nhead&gt; N S NOM</text:span></text:p>
            <text:p text:style-name="P42">"&lt;of&gt;"</text:p>
            <text:p text:style-name="P43"><text:s text:c="8"/><text:span text:style-name="T36">"of" PRP</text:span></text:p>
            <text:p text:style-name="P42">"&lt;beers&gt;"</text:p>
            <text:p text:style-name="P43"><text:s text:c="8"/><text:span text:style-name="T36">"beer" &lt;drink&gt; &lt;idf&gt; N P NOM</text:span></text:p>
            <text:p text:style-name="P42">"&lt;yesterday&gt;"</text:p>
            <text:p text:style-name="P43"><text:s text:c="8"/><text:span text:style-name="T36">"yesterday" &lt;atemp&gt; ADV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let_&gt;"</text:p>
            <text:p text:style-name="P43"><text:s text:c="8"/><text:span text:style-name="T36">"let" &lt;sam-&gt; &lt;*&gt; V IMP</text:span></text:p>
            <text:p text:style-name="P42">"&lt;_s&gt;"</text:p>
            <text:p text:style-name="P43"><text:s text:c="8"/><text:span text:style-name="T36">"we" &lt;-sam&gt; PERS 1P ACC</text:span></text:p>
            <text:p text:style-name="P42">"&lt;go&gt;"</text:p>
            <text:p text:style-name="P43"><text:s text:c="8"/><text:span text:style-name="T36">"go" &lt;move&gt; V INF</text:span></text:p>
            <text:p text:style-name="P42">"&lt;out&gt;"</text:p>
            <text:p text:style-name="P43"><text:s text:c="8"/><text:span text:style-name="T36">"out" &lt;adir&gt; ADV</text:span></text:p>
            <text:p text:style-name="P42">"&lt;and&gt;"</text:p>
            <text:p text:style-name="P43"><text:s text:c="8"/><text:span text:style-name="T36">"and" KC</text:span></text:p>
            <text:p text:style-name="P42">"&lt;take&gt;"</text:p>
            <text:p text:style-name="P43"><text:s text:c="8"/><text:span text:style-name="T36">"take" &lt;v.contact&gt; &lt;v.contact&gt; V INF @TAKE-MISTAKE ADD:16</text:span></text:p>
            <text:p text:style-name="P42">"&lt;a&gt;"</text:p>
            <text:p text:style-name="P43"><text:s text:c="8"/><text:span text:style-name="T36">"a" &lt;indef&gt; ART S</text:span></text:p>
            <text:p text:style-name="P42">"&lt;drink&gt;"</text:p>
            <text:p text:style-name="P43"><text:s text:c="8"/><text:span text:style-name="T36">"drink" &lt;drink&gt; &lt;idf&gt; N S NOM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i&gt;"</text:p>
            <text:p text:style-name="P43"><text:s text:c="8"/><text:span text:style-name="T36">"I" &lt;*&gt; PERS 1S NOM</text:span></text:p>
            <text:p text:style-name="P42">"&lt;took&gt;"</text:p>
            <text:p text:style-name="P43"><text:s text:c="8"/><text:span text:style-name="T36">"take" &lt;v.contact&gt; &lt;v.contact&gt; V IMPF</text:span></text:p>
            <text:p text:style-name="P42">"&lt;the&gt;"</text:p>
            <text:p text:style-name="P43"><text:s text:c="8"/><text:span text:style-name="T36">"the" &lt;def&gt; ART S/P</text:span></text:p>
            <text:p text:style-name="P42">"&lt;decision&gt;"</text:p>
            <text:p text:style-name="P43"><text:s text:c="8"/><text:span text:style-name="T36">"decision" &lt;act-c&gt; &lt;def&gt; N S NOM</text:span></text:p>
            <text:p text:style-name="P42">"&lt;not&gt;"</text:p>
            <text:p text:style-name="P43"><text:s text:c="8"/><text:span text:style-name="T36">"not" ADV</text:span></text:p>
            <text:p text:style-name="P42">"&lt;to&gt;"</text:p>
            <text:p text:style-name="P43"><text:s text:c="8"/><text:span text:style-name="T36">"to" INFM</text:span></text:p>
            <text:p text:style-name="P42">"&lt;drink&gt;"</text:p>
            <text:p text:style-name="P43"><text:s text:c="8"/><text:span text:style-name="T36">"drink" &lt;vtk+ADJ&gt; V INF</text:span></text:p>
            <text:p text:style-name="P42">"&lt;anymore&gt;"</text:p>
            <text:p text:style-name="P43"><text:s text:c="8"/><text:span text:style-name="T36">"anymore" ADV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do&gt;"</text:p>
            <text:p text:style-name="P43"><text:s text:c="8"/><text:span text:style-name="T36">"do" &lt;*&gt; &lt;v.contact&gt; V PR -3S</text:span></text:p>
            <text:p text:style-name="P42">"&lt;you&gt;"</text:p>
            <text:p text:style-name="P43"><text:s text:c="8"/><text:span text:style-name="T36">"you" PERS 2S/P NOM</text:span></text:p>
            <text:p text:style-name="P42">"&lt;take&gt;"</text:p>
            <text:p text:style-name="P43"><text:s text:c="8"/><text:span text:style-name="T36">"take" &lt;v.contact&gt; &lt;v.contact&gt; V INF</text:span></text:p>
            <text:p text:style-name="P42">"&lt;sugar&gt;"</text:p>
            <text:p text:style-name="P43"><text:s text:c="8"/><text:span text:style-name="T36">"sugar" &lt;food&gt; &lt;cm-chem&gt; &lt;second&gt; &lt;idf&gt; N S NOM</text:span></text:p>
            <text:p text:style-name="P42">"&lt;in&gt;"</text:p>
            <text:p text:style-name="P43"><text:s text:c="8"/><text:span text:style-name="T36">"in" PRP</text:span></text:p>
            <text:p text:style-name="P42"><text:soft-page-break/>"&lt;your&gt;"</text:p>
            <text:p text:style-name="P43"><text:s text:c="8"/><text:span text:style-name="T36">"you" &lt;poss&gt; &lt;det&gt; PERS 2S/P GEN</text:span></text:p>
            <text:p text:style-name="P42">"&lt;coffee&gt;"</text:p>
            <text:p text:style-name="P43"><text:s text:c="8"/><text:span text:style-name="T36">"coffee" &lt;col&gt; &lt;drink&gt; &lt;def&gt; N S NOM</text:span></text:p>
            <text:p text:style-name="P42">"&lt;$?&gt;"</text:p>
            <text:p text:style-name="P43"><text:s text:c="8"/><text:span text:style-name="T36">"?" PU &lt;&lt;&lt; @PU</text:span></text:p>
            <text:p text:style-name="P44"/>
            <text:p text:style-name="P42">"&lt;she&gt;"</text:p>
            <text:p text:style-name="P43"><text:s text:c="8"/><text:span text:style-name="T36">"she" &lt;*&gt; &lt;fem&gt; PERS FEM 3S NOM</text:span></text:p>
            <text:p text:style-name="P42">"&lt;took&gt;"</text:p>
            <text:p text:style-name="P43"><text:s text:c="8"/><text:span text:style-name="T36">"take" &lt;v.contact&gt; &lt;v.contact&gt; V IMPF</text:span></text:p>
            <text:p text:style-name="P42">"&lt;a&gt;"</text:p>
            <text:p text:style-name="P43"><text:s text:c="8"/><text:span text:style-name="T36">"a" &lt;indef&gt; ART S</text:span></text:p>
            <text:p text:style-name="P42">"&lt;sip&gt;"</text:p>
            <text:p text:style-name="P43"><text:s text:c="8"/><text:span text:style-name="T36">"sip" &lt;act-d&gt; &lt;idf&gt; &lt;nhead&gt; N S NOM</text:span></text:p>
            <text:p text:style-name="P42">"&lt;of&gt;"</text:p>
            <text:p text:style-name="P43"><text:s text:c="8"/><text:span text:style-name="T36">"of" PRP</text:span></text:p>
            <text:p text:style-name="P42">"&lt;whisky&gt;"</text:p>
            <text:p text:style-name="P43"><text:s text:c="8"/><text:span text:style-name="T36">"whisky" &lt;drink&gt; &lt;idf&gt; N S NOM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we&gt;"</text:p>
            <text:p text:style-name="P43"><text:s text:c="8"/><text:span text:style-name="T36">"we" &lt;*&gt; PERS 1P NOM</text:span></text:p>
            <text:p text:style-name="P42">"&lt;were&gt;"</text:p>
            <text:p text:style-name="P43"><text:s text:c="8"/><text:span text:style-name="T36">"be" V IMPF -1/3S</text:span></text:p>
            <text:p text:style-name="P42">"&lt;taken&gt;"</text:p>
            <text:p text:style-name="P43"><text:s text:c="8"/><text:span text:style-name="T36">"take" &lt;v.contact&gt; &lt;v.contact&gt; V PCP2 PAS</text:span></text:p>
            <text:p text:style-name="P42">"&lt;to&gt;"</text:p>
            <text:p text:style-name="P43"><text:s text:c="8"/><text:span text:style-name="T36">"to" INFM</text:span></text:p>
            <text:p text:style-name="P42">"&lt;have&gt;"</text:p>
            <text:p text:style-name="P43"><text:s text:c="8"/><text:span text:style-name="T36">"have" V INF</text:span></text:p>
            <text:p text:style-name="P42">"&lt;a&gt;"</text:p>
            <text:p text:style-name="P43"><text:s text:c="8"/><text:span text:style-name="T36">"a" &lt;indef&gt; ART S</text:span></text:p>
            <text:p text:style-name="P42">"&lt;drink&gt;"</text:p>
            <text:p text:style-name="P43"><text:s text:c="8"/><text:span text:style-name="T36">"drink" &lt;drink&gt; &lt;idf&gt; N S NOM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she&gt;"</text:p>
            <text:p text:style-name="P43"><text:s text:c="8"/><text:span text:style-name="T36">"she" &lt;*&gt; &lt;fem&gt; PERS FEM 3S NOM</text:span></text:p>
            <text:p text:style-name="P42">"&lt;was&gt;"</text:p>
            <text:p text:style-name="P43"><text:s text:c="8"/><text:span text:style-name="T36">"be" V IMPF 1/3S</text:span></text:p>
            <text:p text:style-name="P42">"&lt;finally&gt;"</text:p>
            <text:p text:style-name="P43"><text:s text:c="8"/><text:span text:style-name="T36">"finally" &lt;ly&gt; &lt;ADJ:final+ly&gt; ADV</text:span></text:p>
            <text:p text:style-name="P42">"&lt;free&gt;"</text:p>
            <text:p text:style-name="P43"><text:s text:c="8"/><text:span text:style-name="T36">"free" ADJ POS</text:span></text:p>
            <text:p text:style-name="P42">"&lt;to&gt;"</text:p>
            <text:p text:style-name="P43"><text:s text:c="8"/><text:span text:style-name="T36">"to" INFM</text:span></text:p>
            <text:p text:style-name="P42">"&lt;take&gt;"</text:p>
            <text:p text:style-name="P43"><text:s text:c="8"/><text:span text:style-name="T36">"take" &lt;v.contact&gt; &lt;v.contact&gt; V INF</text:span></text:p>
            <text:p text:style-name="P42">"&lt;an&gt;"</text:p>
            <text:p text:style-name="P43"><text:s text:c="8"/><text:span text:style-name="T36">"a" &lt;indef&gt; ART S</text:span></text:p>
            <text:p text:style-name="P42">"&lt;official&gt;"</text:p>
            <text:p text:style-name="P43"><text:s text:c="8"/><text:span text:style-name="T36">"official" &lt;jpert&gt; ADJ POS</text:span></text:p>
            <text:p text:style-name="P42">"&lt;coffee&gt;"</text:p>
            <text:p text:style-name="P43"><text:s text:c="8"/><text:span text:style-name="T36">"coffee" &lt;col&gt; &lt;drink&gt; &lt;comp1&gt; &lt;idf&gt; N S NOM</text:span></text:p>
            <text:p text:style-name="P42">"&lt;break&gt;"</text:p>
            <text:p text:style-name="P43"><text:s text:c="8"/><text:span text:style-name="T36">"break" &lt;food&gt; &lt;comp2&gt; &lt;idf&gt; N S NOM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will&gt;"</text:p>
            <text:p text:style-name="P43"><text:s text:c="8"/><text:span text:style-name="T36">"will" &lt;*&gt; V PR</text:span></text:p>
            <text:p text:style-name="P42"><text:soft-page-break/>"&lt;you&gt;"</text:p>
            <text:p text:style-name="P43"><text:s text:c="8"/><text:span text:style-name="T36">"you" PERS 2S/P NOM</text:span></text:p>
            <text:p text:style-name="P42">"&lt;help&gt;"</text:p>
            <text:p text:style-name="P43"><text:s text:c="8"/><text:span text:style-name="T36">"help" V INF</text:span></text:p>
            <text:p text:style-name="P42">"&lt;me&gt;"</text:p>
            <text:p text:style-name="P43"><text:s text:c="8"/><text:span text:style-name="T36">"I" PERS 1S ACC</text:span></text:p>
            <text:p text:style-name="P42">"&lt;do&gt;"</text:p>
            <text:p text:style-name="P43"><text:s text:c="8"/><text:span text:style-name="T36">"do" &lt;v.contact&gt; &lt;DL:bio&gt; V INF @DO-MISTAKE ADD:18</text:span></text:p>
            <text:p text:style-name="P42">"&lt;a&gt;"</text:p>
            <text:p text:style-name="P43"><text:s text:c="8"/><text:span text:style-name="T36">"a" &lt;indef&gt; ART S</text:span></text:p>
            <text:p text:style-name="P42">"&lt;cake&gt;"</text:p>
            <text:p text:style-name="P43"><text:s text:c="8"/><text:span text:style-name="T36">"cake" &lt;food-c&gt; &lt;DL:bio&gt; &lt;idf&gt; N S NOM</text:span></text:p>
            <text:p text:style-name="P42">"&lt;$?&gt;"</text:p>
            <text:p text:style-name="P43"><text:s text:c="8"/><text:span text:style-name="T36">"?" PU &lt;&lt;&lt; @PU</text:span></text:p>
            <text:p text:style-name="P44"/>
            <text:p text:style-name="P42">"&lt;i&gt;"</text:p>
            <text:p text:style-name="P43"><text:s text:c="8"/><text:span text:style-name="T36">"I" &lt;*&gt; PERS 1S NOM</text:span></text:p>
            <text:p text:style-name="P42">"&lt;have&gt;"</text:p>
            <text:p text:style-name="P43"><text:s text:c="8"/><text:span text:style-name="T36">"have" &lt;DL:bio&gt; V PR -3S</text:span></text:p>
            <text:p text:style-name="P42">"&lt;done&gt;"</text:p>
            <text:p text:style-name="P43"><text:s text:c="8"/><text:span text:style-name="T36">"do" &lt;v.contact&gt; &lt;DL:bio&gt; V PCP2 AKT @DO-MISTAKE ADD:18</text:span></text:p>
            <text:p text:style-name="P42">"&lt;a=lot=of&gt;"</text:p>
            <text:p text:style-name="P43"><text:s text:c="8"/><text:span text:style-name="T36">"a=lot=of" &lt;quant&gt; DET S/P</text:span></text:p>
            <text:p text:style-name="P42">"&lt;mistakes&gt;"</text:p>
            <text:p text:style-name="P43"><text:s text:c="8"/><text:span text:style-name="T36">"mistake" &lt;act-d&gt; &lt;sem-c&gt; &lt;DL:bio&gt; &lt;idf&gt; N P NOM</text:span></text:p>
            <text:p text:style-name="P42">"&lt;in&gt;"</text:p>
            <text:p text:style-name="P43"><text:s text:c="8"/><text:span text:style-name="T36">"in" PRP</text:span></text:p>
            <text:p text:style-name="P42">"&lt;my&gt;"</text:p>
            <text:p text:style-name="P43"><text:s text:c="8"/><text:span text:style-name="T36">"I" &lt;poss&gt; &lt;det&gt; PERS 1S GEN</text:span></text:p>
            <text:p text:style-name="P42">"&lt;essay&gt;"</text:p>
            <text:p text:style-name="P43"><text:s text:c="8"/><text:span text:style-name="T36">"essay" &lt;sem-r&gt; &lt;act&gt; &lt;DL:bio&gt; &lt;def&gt; N S NOM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now&gt;"</text:p>
            <text:p text:style-name="P43"><text:s text:c="8"/><text:span text:style-name="T36">"now" &lt;*&gt; &lt;atemp&gt; ADV</text:span></text:p>
            <text:p text:style-name="P42">"&lt;do&gt;"</text:p>
            <text:p text:style-name="P43"><text:s text:c="8"/><text:span text:style-name="T36">"do" &lt;v.contact&gt; &lt;DL:bio&gt; V PR -3S</text:span></text:p>
            <text:p text:style-name="P42">"&lt;you&gt;"</text:p>
            <text:p text:style-name="P43"><text:s text:c="8"/><text:span text:style-name="T36">"you" PERS 2S/P NOM</text:span></text:p>
            <text:p text:style-name="P42">"&lt;want&gt;"</text:p>
            <text:p text:style-name="P43"><text:s text:c="8"/><text:span text:style-name="T36">"want" &lt;v.contact&gt; &lt;vtk+ADJ&gt; &lt;vtk+PCP2&gt; V INF</text:span></text:p>
            <text:p text:style-name="P42">"&lt;any&gt;"</text:p>
            <text:p text:style-name="P43"><text:s text:c="8"/><text:span text:style-name="T36">"any" &lt;quant&gt; DET S/P</text:span></text:p>
            <text:p text:style-name="P42">"&lt;cake&gt;"</text:p>
            <text:p text:style-name="P43"><text:s text:c="8"/><text:span text:style-name="T36">"cake" &lt;food-c&gt; &lt;DL:bio&gt; &lt;idf&gt; &lt;nhead&gt; N S NOM</text:span></text:p>
            <text:p text:style-name="P42">"&lt;with&gt;"</text:p>
            <text:p text:style-name="P43"><text:s text:c="8"/><text:span text:style-name="T36">"with" PRP</text:span></text:p>
            <text:p text:style-name="P42">"&lt;that&gt;"</text:p>
            <text:p text:style-name="P43"><text:s text:c="8"/><text:span text:style-name="T36">"that" &lt;dem&gt; DET S</text:span></text:p>
            <text:p text:style-name="P42">"&lt;second&gt;"</text:p>
            <text:p text:style-name="P43"><text:s text:c="8"/><text:span text:style-name="T36">"second" &lt;num-ord&gt; NUM</text:span></text:p>
            <text:p text:style-name="P42">"&lt;cup&gt;"</text:p>
            <text:p text:style-name="P43"><text:s text:c="8"/><text:span text:style-name="T36">"cup" &lt;con&gt; &lt;occ&gt; &lt;DL:bio&gt; &lt;def&gt; &lt;nhead&gt; N S NOM</text:span></text:p>
            <text:p text:style-name="P42">"&lt;of&gt;"</text:p>
            <text:p text:style-name="P43"><text:s text:c="8"/><text:span text:style-name="T36">"of" PRP</text:span></text:p>
            <text:p text:style-name="P42">"&lt;tea&gt;"</text:p>
            <text:p text:style-name="P43"><text:s text:c="8"/><text:span text:style-name="T36">"tea" &lt;drink&gt; &lt;Bbush&gt; &lt;DL:bio&gt; &lt;idf&gt; N S NOM</text:span></text:p>
            <text:p text:style-name="P42">"&lt;$?&gt;"</text:p>
            <text:p text:style-name="P43"><text:s text:c="8"/><text:span text:style-name="T36">"?" PU &lt;&lt;&lt; @PU</text:span></text:p>
            <text:p text:style-name="P44"/>
            <text:p text:style-name="P42">"&lt;it&gt;"</text:p>
            <text:p text:style-name="P43"><text:s text:c="8"/><text:span text:style-name="T36">"it" &lt;*&gt; PERS NEU 3S NOM</text:span></text:p>
            <text:p text:style-name="P42">"&lt;does&gt;"</text:p>
            <text:p text:style-name="P43"><text:soft-page-break/><text:s text:c="8"/><text:span text:style-name="T36">"do" &lt;v.contact&gt; V PR 3S</text:span></text:p>
            <text:p text:style-name="P42">"&lt;not&gt;"</text:p>
            <text:p text:style-name="P43"><text:s text:c="8"/><text:span text:style-name="T36">"not" ADV</text:span></text:p>
            <text:p text:style-name="P42">"&lt;include&gt;"</text:p>
            <text:p text:style-name="P43"><text:s text:c="8"/><text:span text:style-name="T36">"include" &lt;DL:bio&gt; V INF</text:span></text:p>
            <text:p text:style-name="P42">"&lt;mistakes&gt;"</text:p>
            <text:p text:style-name="P43"><text:s text:c="8"/><text:span text:style-name="T36">"mistake" &lt;act-d&gt; &lt;sem-c&gt; &lt;DL:bio&gt; &lt;idf&gt; &lt;nhead&gt; N P NOM</text:span></text:p>
            <text:p text:style-name="P42">"&lt;other=than&gt;"</text:p>
            <text:p text:style-name="P43"><text:s text:c="8"/><text:span text:style-name="T36">"other=than" PRP</text:span></text:p>
            <text:p text:style-name="P42">"&lt;those&gt;"</text:p>
            <text:p text:style-name="P43"><text:s text:c="8"/><text:span text:style-name="T36">"that" &lt;dem&gt; INDP P</text:span></text:p>
            <text:p text:style-name="P42">"&lt;occasioned&gt;"</text:p>
            <text:p text:style-name="P43"><text:s text:c="8"/><text:span text:style-name="T36">"occasion" &lt;DL:bio&gt; V PCP2 PAS</text:span></text:p>
            <text:p text:style-name="P42">"&lt;by&gt;"</text:p>
            <text:p text:style-name="P43"><text:s text:c="8"/><text:span text:style-name="T36">"by" PRP</text:span></text:p>
            <text:p text:style-name="P42">"&lt;fraud&gt;"</text:p>
            <text:p text:style-name="P43"><text:s text:c="8"/><text:span text:style-name="T36">"fraud" &lt;act&gt; &lt;H&gt; &lt;DL:bio&gt; &lt;idf&gt; N S NOM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she&gt;"</text:p>
            <text:p text:style-name="P43"><text:s text:c="8"/><text:span text:style-name="T36">"she" &lt;*&gt; &lt;fem&gt; PERS FEM 3S NOM</text:span></text:p>
            <text:p text:style-name="P42">"&lt;did&gt;"</text:p>
            <text:p text:style-name="P43"><text:s text:c="8"/><text:span text:style-name="T36">"do" &lt;v.contact&gt; &lt;DL:sport&gt; V IMPF</text:span></text:p>
            <text:p text:style-name="P42">"&lt;not&gt;"</text:p>
            <text:p text:style-name="P43"><text:s text:c="8"/><text:span text:style-name="T36">"not" ADV</text:span></text:p>
            <text:p text:style-name="P42">"&lt;realise&gt;"</text:p>
            <text:p text:style-name="P43"><text:s text:c="8"/><text:span text:style-name="T36">"realise" &lt;v-cog&gt; &lt;DL:sport&gt; V INF</text:span></text:p>
            <text:p text:style-name="P42">"&lt;her&gt;"</text:p>
            <text:p text:style-name="P43"><text:s text:c="8"/><text:span text:style-name="T36">"she" &lt;fem&gt; &lt;poss&gt; &lt;det&gt; PERS FEM 3S GEN</text:span></text:p>
            <text:p text:style-name="P42">"&lt;mistake&gt;"</text:p>
            <text:p text:style-name="P43"><text:s text:c="8"/><text:span text:style-name="T36">"mistake" &lt;act-d&gt; &lt;sem-c&gt; &lt;DL:sport&gt; &lt;def&gt; N S NOM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i&gt;"</text:p>
            <text:p text:style-name="P43"><text:s text:c="8"/><text:span text:style-name="T36">"I" &lt;*&gt; PERS 1S NOM</text:span></text:p>
            <text:p text:style-name="P42">"&lt;like&gt;"</text:p>
            <text:p text:style-name="P43"><text:s text:c="8"/><text:span text:style-name="T36">"like" &lt;vtk+ADJ&gt; &lt;DL:sport&gt; V PR -3S</text:span></text:p>
            <text:p text:style-name="P42">"&lt;making&gt;"</text:p>
            <text:p text:style-name="P43"><text:s text:c="8"/><text:span text:style-name="T36">"make" &lt;v.contact&gt; &lt;vtk+N&gt; &lt;vtk+ADJ&gt; &lt;v.contact&gt; &lt;DL:sport&gt; V PCP1 @MAKE-MISTAKE ADD:19</text:span></text:p>
            <text:p text:style-name="P42">"&lt;extreme&gt;"</text:p>
            <text:p text:style-name="P43"><text:s text:c="8"/><text:span text:style-name="T36">"extreme" &lt;Labs&gt; &lt;DL:sport&gt; &lt;idf&gt; &lt;nhead&gt; N S NOM</text:span></text:p>
            <text:p text:style-name="P42">"&lt;sports&gt;"</text:p>
            <text:p text:style-name="P43"><text:s text:c="8"/><text:span text:style-name="T36">"sport" &lt;sport&gt; &lt;domain&gt; &lt;M:H&gt; &lt;DL:sport&gt; &lt;idf&gt; N P NOM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we&gt;"</text:p>
            <text:p text:style-name="P43"><text:s text:c="8"/><text:span text:style-name="T36">"we" &lt;*&gt; PERS 1P NOM</text:span></text:p>
            <text:p text:style-name="P42">"&lt;were&gt;"</text:p>
            <text:p text:style-name="P43"><text:s text:c="8"/><text:span text:style-name="T36">"be" &lt;DL:sport&gt; V IMPF -1/3S</text:span></text:p>
            <text:p text:style-name="P42">"&lt;going&gt;"</text:p>
            <text:p text:style-name="P43"><text:s text:c="8"/><text:span text:style-name="T36">"go" &lt;va+DIR&gt; &lt;DL:sport&gt; V PCP1</text:span></text:p>
            <text:p text:style-name="P42">"&lt;to&gt;"</text:p>
            <text:p text:style-name="P43"><text:s text:c="8"/><text:span text:style-name="T36">"to" INFM</text:span></text:p>
            <text:p text:style-name="P42">"&lt;make&gt;"</text:p>
            <text:p text:style-name="P43"><text:s text:c="8"/><text:span text:style-name="T36">"make" &lt;DL:sport&gt; V INF</text:span></text:p>
            <text:p text:style-name="P42">"&lt;up&gt;"</text:p>
            <text:p text:style-name="P43"><text:s text:c="8"/><text:span text:style-name="T36">"up" ADV</text:span></text:p>
            <text:p text:style-name="P42">"&lt;a&gt;"</text:p>
            <text:p text:style-name="P43"><text:s text:c="8"/><text:span text:style-name="T36">"a" &lt;indef&gt; ART S</text:span></text:p>
            <text:p text:style-name="P42">"&lt;sport&gt;"</text:p>
            <text:p text:style-name="P43"><text:soft-page-break/><text:s text:c="8"/><text:span text:style-name="T36">"sport" &lt;sport&gt; &lt;domain&gt; &lt;M:H&gt; &lt;DL:sport&gt; &lt;idf&gt; N S NOM</text:span></text:p>
            <text:p text:style-name="P42">"&lt;to&gt;"</text:p>
            <text:p text:style-name="P43"><text:s text:c="8"/><text:span text:style-name="T36">"to" INFM</text:span></text:p>
            <text:p text:style-name="P42">"&lt;see&gt;"</text:p>
            <text:p text:style-name="P43"><text:s text:c="8"/><text:span text:style-name="T36">"see" &lt;vq&gt; &lt;v.contact&gt; &lt;vtk+ADJ&gt; &lt;DL:sport&gt; V INF</text:span></text:p>
            <text:p text:style-name="P42">"&lt;what&gt;"</text:p>
            <text:p text:style-name="P43"><text:s text:c="8"/><text:span text:style-name="T36">"what" &lt;interr&gt; INDP S/P</text:span></text:p>
            <text:p text:style-name="P42">"&lt;he&gt;"</text:p>
            <text:p text:style-name="P43"><text:s text:c="8"/><text:span text:style-name="T36">"he" &lt;masc&gt; PERS MASC 3S NOM</text:span></text:p>
            <text:p text:style-name="P42">"&lt;said&gt;"</text:p>
            <text:p text:style-name="P43"><text:s text:c="8"/><text:span text:style-name="T36">"say" &lt;vq&gt; &lt;v-cog&gt; &lt;speak&gt; &lt;DL:sport&gt; V IMPF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competitors&gt;"</text:p>
            <text:p text:style-name="P43"><text:s text:c="8"/><text:span text:style-name="T36">"competitor" &lt;*&gt; &lt;H&gt; &lt;DL:sport&gt; &lt;idf&gt; &lt;nhead&gt; N P NOM</text:span></text:p>
            <text:p text:style-name="P42">"&lt;could&gt;"</text:p>
            <text:p text:style-name="P43"><text:s text:c="8"/><text:span text:style-name="T36">"can" &lt;DL:sport&gt; V IMPF</text:span></text:p>
            <text:p text:style-name="P42">"&lt;make&gt;"</text:p>
            <text:p text:style-name="P43"><text:s text:c="8"/><text:span text:style-name="T36">"make" &lt;v.contact&gt; &lt;vtk+N&gt; &lt;vtk+ADJ&gt; &lt;v.contact&gt; &lt;DL:sport&gt; V INF</text:span></text:p>
            <text:p text:style-name="P42">"&lt;use&gt;"</text:p>
            <text:p text:style-name="P43"><text:s text:c="8"/><text:span text:style-name="T36">"use" &lt;act&gt; &lt;P:f&gt; &lt;second&gt; &lt;DL:sport&gt; &lt;idf&gt; &lt;nhead&gt; N S NOM</text:span></text:p>
            <text:p text:style-name="P42">"&lt;of&gt;"</text:p>
            <text:p text:style-name="P43"><text:s text:c="8"/><text:span text:style-name="T36">"of" PRP</text:span></text:p>
            <text:p text:style-name="P42">"&lt;all&gt;"</text:p>
            <text:p text:style-name="P43"><text:s text:c="8"/><text:span text:style-name="T36">"all" &lt;quant&gt; &lt;nhead&gt; DET S/P</text:span></text:p>
            <text:p text:style-name="P42">"&lt;the&gt;"</text:p>
            <text:p text:style-name="P43"><text:s text:c="8"/><text:span text:style-name="T36">"the" &lt;def&gt; ART S/P</text:span></text:p>
            <text:p text:style-name="P42">"&lt;excellent&gt;"</text:p>
            <text:p text:style-name="P43"><text:s text:c="8"/><text:span text:style-name="T36">"excellent" &lt;Q:good&gt; &lt;DL:sport&gt; ADJ POS</text:span></text:p>
            <text:p text:style-name="P42">"&lt;sports&gt;"</text:p>
            <text:p text:style-name="P43"><text:s text:c="8"/><text:span text:style-name="T36">"sport" &lt;sport&gt; &lt;domain&gt; &lt;M:H&gt; &lt;DL:sport&gt; &lt;comp1&gt; &lt;first&gt; &lt;def&gt; N P NOM</text:span></text:p>
            <text:p text:style-name="P42">"&lt;facilities&gt;"</text:p>
            <text:p text:style-name="P43"><text:s text:c="8"/><text:span text:style-name="T36">"facility" &lt;Lh&gt; &lt;f-psych&gt; &lt;second&gt; &lt;comp2&gt; &lt;DL:sport&gt; &lt;def&gt; N P NOM</text:span></text:p>
            <text:p text:style-name="P42">"&lt;throughout&gt;"</text:p>
            <text:p text:style-name="P43"><text:s text:c="8"/><text:span text:style-name="T36">"throughout" PRP</text:span></text:p>
            <text:p text:style-name="P42">"&lt;the&gt;"</text:p>
            <text:p text:style-name="P43"><text:s text:c="8"/><text:span text:style-name="T36">"the" &lt;def&gt; ART S/P</text:span></text:p>
            <text:p text:style-name="P42">"&lt;academy&gt;"</text:p>
            <text:p text:style-name="P43"><text:s text:c="8"/><text:span text:style-name="T36">"academy" &lt;*&gt; &lt;inst&gt; &lt;DL:sport&gt; &lt;def&gt; N S NOM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i&gt;"</text:p>
            <text:p text:style-name="P43"><text:s text:c="8"/><text:span text:style-name="T36">"I" &lt;*&gt; PERS 1S NOM</text:span></text:p>
            <text:p text:style-name="P42">"&lt;am&gt;"</text:p>
            <text:p text:style-name="P43"><text:s text:c="8"/><text:span text:style-name="T36">"be" &lt;DL:sport&gt; V PR 1S</text:span></text:p>
            <text:p text:style-name="P42">"&lt;here&gt;"</text:p>
            <text:p text:style-name="P43"><text:s text:c="8"/><text:span text:style-name="T36">"here" &lt;aloc&gt; ADV</text:span></text:p>
            <text:p text:style-name="P42">"&lt;since&gt;"</text:p>
            <text:p text:style-name="P43"><text:s text:c="8"/><text:span text:style-name="T36">"since" PRP @SINCE-MISTAKE ADD:20</text:span></text:p>
            <text:p text:style-name="P42">"&lt;an&gt;"</text:p>
            <text:p text:style-name="P43"><text:s text:c="8"/><text:span text:style-name="T36">"a" &lt;indef&gt; ART S</text:span></text:p>
            <text:p text:style-name="P42">"&lt;hour&gt;"</text:p>
            <text:p text:style-name="P43"><text:s text:c="8"/><text:span text:style-name="T36">"hour" &lt;dur&gt; &lt;per&gt; &lt;DL:sport&gt; &lt;idf&gt; N S NOM</text:span></text:p>
            <text:p text:style-name="P42">"&lt;ago&gt;"</text:p>
            <text:p text:style-name="P43"><text:s text:c="8"/><text:span text:style-name="T36">"ago" ADV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euro=Disney&gt;"</text:p>
            <text:p text:style-name="P43"><text:s text:c="8"/><text:span text:style-name="T36">"Euro=Disney" &lt;*&gt; &lt;Proper&gt; &lt;heur&gt; &lt;nhead&gt; N S NOM</text:span></text:p>
            <text:p text:style-name="P42">"&lt;has&gt;"</text:p>
            <text:p text:style-name="P43"><text:soft-page-break/><text:s text:c="8"/><text:span text:style-name="T36">"have" V PR 3S</text:span></text:p>
            <text:p text:style-name="P42">"&lt;been&gt;"</text:p>
            <text:p text:style-name="P43"><text:s text:c="8"/><text:span text:style-name="T36">"be" V PCP2 AKT</text:span></text:p>
            <text:p text:style-name="P42">"&lt;losing&gt;"</text:p>
            <text:p text:style-name="P43"><text:s text:c="8"/><text:span text:style-name="T36">"lose" &lt;v.contact&gt; V PCP1</text:span></text:p>
            <text:p text:style-name="P42">"&lt;money&gt;"</text:p>
            <text:p text:style-name="P43"><text:s text:c="8"/><text:span text:style-name="T36">"money" &lt;mon&gt; &lt;second&gt; &lt;idf&gt; N S NOM</text:span></text:p>
            <text:p text:style-name="P42">"&lt;since&gt;"</text:p>
            <text:p text:style-name="P43"><text:s text:c="8"/><text:span text:style-name="T36">"since" KS @SINCE-MISTAKE ADD:20</text:span></text:p>
            <text:p text:style-name="P42">"&lt;it&gt;"</text:p>
            <text:p text:style-name="P43"><text:s text:c="8"/><text:span text:style-name="T36">"it" PERS NEU 3S NOM</text:span></text:p>
            <text:p text:style-name="P42">"&lt;opened&gt;"</text:p>
            <text:p text:style-name="P43"><text:s text:c="8"/><text:span text:style-name="T36">"open" &lt;v.contact&gt; &lt;v.contact&gt; V IMPF</text:span></text:p>
            <text:p text:style-name="P42">"&lt;eighteen&gt;"</text:p>
            <text:p text:style-name="P43"><text:s text:c="8"/><text:span text:style-name="T36">"eighteen" &lt;fr:100&gt; <text:s/>&lt;b:250&gt; &lt;card&gt; NUM P</text:span></text:p>
            <text:p text:style-name="P42">"&lt;months&gt;"</text:p>
            <text:p text:style-name="P43"><text:s text:c="8"/><text:span text:style-name="T36">"month" &lt;ac-cat&gt; &lt;per&gt; &lt;dur&gt; &lt;def&gt; N P NOM</text:span></text:p>
            <text:p text:style-name="P42">"&lt;ago&gt;"</text:p>
            <text:p text:style-name="P43"><text:s text:c="8"/><text:span text:style-name="T36">"ago" ADV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can&gt;"</text:p>
            <text:p text:style-name="P43"><text:s text:c="8"/><text:span text:style-name="T36">"can" &lt;*&gt; V PR</text:span></text:p>
            <text:p text:style-name="P42">"&lt;you&gt;"</text:p>
            <text:p text:style-name="P43"><text:s text:c="8"/><text:span text:style-name="T36">"you" PERS 2S/P NOM</text:span></text:p>
            <text:p text:style-name="P42">"&lt;explain&gt;"</text:p>
            <text:p text:style-name="P43"><text:s text:c="8"/><text:span text:style-name="T36">"explain" &lt;vq&gt; &lt;v-cog&gt; V INF @MISSING-MISTAKE ADD:21</text:span></text:p>
            <text:p text:style-name="P42">"&lt;me&gt;"</text:p>
            <text:p text:style-name="P43"><text:s text:c="8"/><text:span text:style-name="T36">"I" PERS 1S ACC</text:span></text:p>
            <text:p text:style-name="P42">"&lt;again&gt;"</text:p>
            <text:p text:style-name="P43"><text:s text:c="8"/><text:span text:style-name="T36">"again" &lt;atemp&gt; ADV</text:span></text:p>
            <text:p text:style-name="P42">"&lt;$,&gt;"</text:p>
            <text:p text:style-name="P43"><text:s text:c="8"/><text:span text:style-name="T36">"," PU @PU</text:span></text:p>
            <text:p text:style-name="P42">"&lt;please&gt;"</text:p>
            <text:p text:style-name="P43"><text:s text:c="8"/><text:span text:style-name="T36">"please" ADV</text:span></text:p>
            <text:p text:style-name="P42">"&lt;$?&gt;"</text:p>
            <text:p text:style-name="P43"><text:s text:c="8"/><text:span text:style-name="T36">"?" PU &lt;&lt;&lt; @PU</text:span></text:p>
            <text:p text:style-name="P44"/>
            <text:p text:style-name="P42">"&lt;will&gt;"</text:p>
            <text:p text:style-name="P43"><text:s text:c="8"/><text:span text:style-name="T36">"will" &lt;*&gt; V PR</text:span></text:p>
            <text:p text:style-name="P42">"&lt;you&gt;"</text:p>
            <text:p text:style-name="P43"><text:s text:c="8"/><text:span text:style-name="T36">"you" PERS 2S/P NOM</text:span></text:p>
            <text:p text:style-name="P42">"&lt;listen&gt;"</text:p>
            <text:p text:style-name="P43"><text:s text:c="8"/><text:span text:style-name="T36">"listen" &lt;DL:bio&gt; V INF @MISSING-MISTAKE ADD:21</text:span></text:p>
            <text:p text:style-name="P42">"&lt;mum&gt;"</text:p>
            <text:p text:style-name="P43"><text:s text:c="8"/><text:span text:style-name="T36">"mum" &lt;Htit&gt; &lt;f&gt; &lt;fem&gt; &lt;Hfam&gt; &lt;Bflo&gt; &lt;DL:bio&gt; &lt;idf&gt; N S NOM</text:span></text:p>
            <text:p text:style-name="P42">"&lt;$,&gt;"</text:p>
            <text:p text:style-name="P43"><text:s text:c="8"/><text:span text:style-name="T36">"," PU @PU</text:span></text:p>
            <text:p text:style-name="P42">"&lt;please&gt;"</text:p>
            <text:p text:style-name="P43"><text:s text:c="8"/><text:span text:style-name="T36">"please" ADV</text:span></text:p>
            <text:p text:style-name="P42">"&lt;$?&gt;"</text:p>
            <text:p text:style-name="P43"><text:s text:c="8"/><text:span text:style-name="T36">"?" PU &lt;&lt;&lt; @PU</text:span></text:p>
            <text:p text:style-name="P44"/>
            <text:p text:style-name="P42">"&lt;she&gt;"</text:p>
            <text:p text:style-name="P43"><text:s text:c="8"/><text:span text:style-name="T36">"she" &lt;*&gt; &lt;fem&gt; PERS FEM 3S NOM</text:span></text:p>
            <text:p text:style-name="P42">"&lt;did_&gt;"</text:p>
            <text:p text:style-name="P43"><text:s text:c="8"/><text:span text:style-name="T36">"do" &lt;sam-&gt; &lt;v.contact&gt; &lt;DL:bio&gt; V IMPF</text:span></text:p>
            <text:p text:style-name="P42">"&lt;_n't&gt;"</text:p>
            <text:p text:style-name="P43"><text:s text:c="8"/><text:span text:style-name="T36">"not" &lt;-sam&gt; ADV</text:span></text:p>
            <text:p text:style-name="P42">"&lt;say&gt;"</text:p>
            <text:p text:style-name="P43"><text:s text:c="8"/><text:span text:style-name="T36">"say" &lt;vq&gt; &lt;v-cog&gt; &lt;speak&gt; V INF @MISSING-MISTAKE ADD:21</text:span></text:p>
            <text:p text:style-name="P42">"&lt;me&gt;"</text:p>
            <text:p text:style-name="P43"><text:s text:c="8"/><text:span text:style-name="T36">"I" PERS 1S ACC</text:span></text:p>
            <text:p text:style-name="P42"><text:soft-page-break/>"&lt;anything&gt;"</text:p>
            <text:p text:style-name="P43"><text:s text:c="8"/><text:span text:style-name="T36">"anything" INDP S NOM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helen&gt;"</text:p>
            <text:p text:style-name="P43"><text:s text:c="8"/><text:span text:style-name="T36">"Helen" &lt;*&gt; &lt;Proper&gt; &lt;hum&gt; &lt;fem&gt; &lt;Hmyth&gt; &lt;DL:bio&gt; &lt;nhead&gt; N S NOM</text:span></text:p>
            <text:p text:style-name="P42">"&lt;has&gt;"</text:p>
            <text:p text:style-name="P43"><text:s text:c="8"/><text:span text:style-name="T36">"have" &lt;DL:bio&gt; V PR 3S @YEAR-MISTAKE ADD:22</text:span></text:p>
            <text:p text:style-name="P42">"&lt;$18&gt;"</text:p>
            <text:p text:style-name="P43"><text:s text:c="8"/><text:span text:style-name="T36">"18" &lt;card&gt; NUM P</text:span></text:p>
            <text:p text:style-name="P42">"&lt;years&gt;"</text:p>
            <text:p text:style-name="P43"><text:s text:c="8"/><text:span text:style-name="T36">"year" &lt;per&gt; &lt;dur&gt; &lt;DL:bio&gt; &lt;def&gt; N P NOM</text:span></text:p>
            <text:p text:style-name="P42">"&lt;old&gt;"</text:p>
            <text:p text:style-name="P43"><text:s text:c="8"/><text:span text:style-name="T36">"old" &lt;jbio&gt; ADJ POS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how&gt;"</text:p>
            <text:p text:style-name="P43"><text:s text:c="8"/><text:span text:style-name="T36">"how" &lt;*&gt; &lt;interr&gt; &lt;aquant&gt; ADV</text:span></text:p>
            <text:p text:style-name="P42">"&lt;many&gt;"</text:p>
            <text:p text:style-name="P43"><text:s text:c="8"/><text:span text:style-name="T36">"many" &lt;quant&gt; DET ABS P</text:span></text:p>
            <text:p text:style-name="P42">"&lt;years&gt;"</text:p>
            <text:p text:style-name="P43"><text:s text:c="8"/><text:span text:style-name="T36">"year" &lt;per&gt; &lt;dur&gt; &lt;idf&gt; &lt;nhead&gt; N P NOM</text:span></text:p>
            <text:p text:style-name="P42">"&lt;do&gt;"</text:p>
            <text:p text:style-name="P43"><text:s text:c="8"/><text:span text:style-name="T36">"do" &lt;v.contact&gt; V PR -3S</text:span></text:p>
            <text:p text:style-name="P42">"&lt;you&gt;"</text:p>
            <text:p text:style-name="P43"><text:s text:c="8"/><text:span text:style-name="T36">"you" PERS 2S/P NOM</text:span></text:p>
            <text:p text:style-name="P42">"&lt;have&gt;"</text:p>
            <text:p text:style-name="P43"><text:s text:c="8"/><text:span text:style-name="T36">"have" V INF @2YEAR-MISTAKE ADD:23</text:span></text:p>
            <text:p text:style-name="P42">"&lt;$?&gt;"</text:p>
            <text:p text:style-name="P43"><text:s text:c="8"/><text:span text:style-name="T36">"?" PU &lt;&lt;&lt; @PU</text:span></text:p>
            <text:p text:style-name="P44"/>
            <text:p text:style-name="P42">"&lt;its&gt;"</text:p>
            <text:p text:style-name="P43"><text:s text:c="8"/><text:span text:style-name="T36">"it" &lt;*&gt; &lt;poss&gt; &lt;det&gt; PERS NEU 3S GEN</text:span></text:p>
            <text:p text:style-name="P42">"&lt;success&gt;"</text:p>
            <text:p text:style-name="P43"><text:s text:c="8"/><text:span text:style-name="T36">"success" &lt;event&gt; &lt;def&gt; &lt;nhead&gt; N S NOM</text:span></text:p>
            <text:p text:style-name="P42">"&lt;has&gt;"</text:p>
            <text:p text:style-name="P43"><text:s text:c="8"/><text:span text:style-name="T36">"have" V PR 3S</text:span></text:p>
            <text:p text:style-name="P42">"&lt;taken&gt;"</text:p>
            <text:p text:style-name="P43"><text:s text:c="8"/><text:span text:style-name="T36">"take" &lt;v.contact&gt; &lt;v.contact&gt; V PCP2 AKT</text:span></text:p>
            <text:p text:style-name="P42">"&lt;years&gt;"</text:p>
            <text:p text:style-name="P43"><text:s text:c="8"/><text:span text:style-name="T36">"year" &lt;per&gt; &lt;dur&gt; &lt;idf&gt; &lt;nhead&gt; N P NOM</text:span></text:p>
            <text:p text:style-name="P42">"&lt;of&gt;"</text:p>
            <text:p text:style-name="P43"><text:s text:c="8"/><text:span text:style-name="T36">"of" PRP</text:span></text:p>
            <text:p text:style-name="P42">"&lt;dedication&gt;"</text:p>
            <text:p text:style-name="P43"><text:s text:c="8"/><text:span text:style-name="T36">"dedication" &lt;act&gt; &lt;f-psych&gt; &lt;sem-r&gt; &lt;event&gt; &lt;idf&gt; N S NOM</text:span></text:p>
            <text:p text:style-name="P42">"&lt;to&gt;"</text:p>
            <text:p text:style-name="P43"><text:s text:c="8"/><text:span text:style-name="T36">"to" INFM</text:span></text:p>
            <text:p text:style-name="P42">"&lt;achieve&gt;"</text:p>
            <text:p text:style-name="P43"><text:s text:c="8"/><text:span text:style-name="T36">"achieve" V INF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how&gt;"</text:p>
            <text:p text:style-name="P43"><text:s text:c="8"/><text:span text:style-name="T36">"how" &lt;*&gt; &lt;interr&gt; &lt;aquant&gt; ADV</text:span></text:p>
            <text:p text:style-name="P43"><text:s text:c="8"/><text:span text:style-name="T36">"how" &lt;*&gt; &lt;dem&gt; &lt;aquant&gt; ADV</text:span></text:p>
            <text:p text:style-name="P42">"&lt;many&gt;"</text:p>
            <text:p text:style-name="P43"><text:s text:c="8"/><text:span text:style-name="T36">"many" &lt;quant&gt; DET ABS P</text:span></text:p>
            <text:p text:style-name="P42">"&lt;years&gt;"</text:p>
            <text:p text:style-name="P43"><text:s text:c="8"/><text:span text:style-name="T36">"year" &lt;per&gt; &lt;dur&gt; &lt;idf&gt; &lt;nhead&gt; N P NOM</text:span></text:p>
            <text:p text:style-name="P42">"&lt;of&gt;"</text:p>
            <text:p text:style-name="P43"><text:s text:c="8"/><text:span text:style-name="T36">"of" PRP</text:span></text:p>
            <text:p text:style-name="P42">"&lt;experience&gt;"</text:p>
            <text:p text:style-name="P43"><text:soft-page-break/><text:s text:c="8"/><text:span text:style-name="T36">"experience" &lt;f-psych&gt; &lt;percep-f&gt; &lt;idf&gt; &lt;nhead&gt; N S NOM</text:span></text:p>
            <text:p text:style-name="P42">"&lt;do&gt;"</text:p>
            <text:p text:style-name="P43"><text:s text:c="8"/><text:span text:style-name="T36">"do" &lt;v.contact&gt; V PR -3S</text:span></text:p>
            <text:p text:style-name="P42">"&lt;you&gt;"</text:p>
            <text:p text:style-name="P43"><text:s text:c="8"/><text:span text:style-name="T36">"you" PERS 2S/P NOM</text:span></text:p>
            <text:p text:style-name="P42">"&lt;have&gt;"</text:p>
            <text:p text:style-name="P43"><text:s text:c="8"/><text:span text:style-name="T36">"have" V INF</text:span></text:p>
            <text:p text:style-name="P42">"&lt;$?&gt;"</text:p>
            <text:p text:style-name="P43"><text:s text:c="8"/><text:span text:style-name="T36">"?" PU &lt;&lt;&lt; @PU</text:span></text:p>
            <text:p text:style-name="P44"/>
            <text:p text:style-name="P42">"&lt;i&gt;"</text:p>
            <text:p text:style-name="P43"><text:s text:c="8"/><text:span text:style-name="T36">"I" &lt;*&gt; PERS 1S NOM</text:span></text:p>
            <text:p text:style-name="P42">"&lt;did_&gt;"</text:p>
            <text:p text:style-name="P43"><text:s text:c="8"/><text:span text:style-name="T36">"do" &lt;sam-&gt; &lt;v.contact&gt; V IMPF @DID_MISTAKE ADD:25</text:span></text:p>
            <text:p text:style-name="P42">"&lt;_n't&gt;"</text:p>
            <text:p text:style-name="P43"><text:s text:c="8"/><text:span text:style-name="T36">"not" &lt;-sam&gt; ADV</text:span></text:p>
            <text:p text:style-name="P42">"&lt;went&gt;"</text:p>
            <text:p text:style-name="P43"><text:s text:c="8"/><text:span text:style-name="T36">"go" &lt;move&gt; V IMPF</text:span></text:p>
            <text:p text:style-name="P42">"&lt;out&gt;"</text:p>
            <text:p text:style-name="P43"><text:s text:c="8"/><text:span text:style-name="T36">"out" &lt;adir&gt; ADV</text:span></text:p>
            <text:p text:style-name="P42">"&lt;yesterday&gt;"</text:p>
            <text:p text:style-name="P43"><text:s text:c="8"/><text:span text:style-name="T36">"yesterday" &lt;atemp&gt; ADV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she&gt;"</text:p>
            <text:p text:style-name="P43"><text:s text:c="8"/><text:span text:style-name="T36">"she" &lt;*&gt; &lt;fem&gt; PERS FEM 3S NOM</text:span></text:p>
            <text:p text:style-name="P42">"&lt;does_&gt;"</text:p>
            <text:p text:style-name="P43"><text:s text:c="8"/><text:span text:style-name="T36">"do" &lt;sam-&gt; &lt;v.contact&gt; V PR 3S @DID_MISTAKE ADD:26</text:span></text:p>
            <text:p text:style-name="P42">"&lt;_n't&gt;"</text:p>
            <text:p text:style-name="P43"><text:s text:c="8"/><text:span text:style-name="T36">"not" &lt;-sam&gt; ADV</text:span></text:p>
            <text:p text:style-name="P42">"&lt;goes&gt;"</text:p>
            <text:p text:style-name="P43"><text:s text:c="8"/><text:span text:style-name="T36">"go" &lt;move&gt; V PR 3S</text:span></text:p>
            <text:p text:style-name="P42">"&lt;to&gt;"</text:p>
            <text:p text:style-name="P43"><text:s text:c="8"/><text:span text:style-name="T36">"to" PRP</text:span></text:p>
            <text:p text:style-name="P42">"&lt;church&gt;"</text:p>
            <text:p text:style-name="P43"><text:s text:c="8"/><text:span text:style-name="T36">"church" &lt;build&gt; &lt;HHorg&gt; &lt;idf&gt; N S NOM</text:span></text:p>
            <text:p text:style-name="P42">"&lt;$.&gt;"</text:p>
            <text:p text:style-name="P43"><text:s text:c="8"/><text:span text:style-name="T36">"." PU &lt;&lt;&lt; @PU</text:span></text:p>
            <text:p text:style-name="P44"/>
            <text:p text:style-name="P42">"&lt;what&gt;"</text:p>
            <text:p text:style-name="P43"><text:s text:c="8"/><text:span text:style-name="T36">"what" &lt;*&gt; &lt;interr&gt; INDP S/P</text:span></text:p>
            <text:p text:style-name="P42">"&lt;did&gt;"</text:p>
            <text:p text:style-name="P43"><text:s text:c="8"/><text:span text:style-name="T36">"do" &lt;v.contact&gt; V IMPF @DID_MISTAKE ADD:24</text:span></text:p>
            <text:p text:style-name="P42">"&lt;you&gt;"</text:p>
            <text:p text:style-name="P43"><text:s text:c="8"/><text:span text:style-name="T36">"you" PERS 2S/P NOM</text:span></text:p>
            <text:p text:style-name="P42">"&lt;ate&gt;"</text:p>
            <text:p text:style-name="P43"><text:s text:c="8"/><text:span text:style-name="T36">"eat" V IMPF</text:span></text:p>
            <text:p text:style-name="P42">"&lt;for&gt;"</text:p>
            <text:p text:style-name="P43"><text:s text:c="8"/><text:span text:style-name="T36">"for" PRP</text:span></text:p>
            <text:p text:style-name="P42">"&lt;dinner&gt;"</text:p>
            <text:p text:style-name="P43"><text:s text:c="8"/><text:span text:style-name="T36">"dinner" &lt;food&gt; &lt;occ&gt; &lt;idf&gt; N S NOM</text:span></text:p>
            <text:p text:style-name="P42">"&lt;$?&gt;"</text:p>
            <text:p text:style-name="P45"><text:s text:c="8"/><text:span text:style-name="T36">"?" PU @PU &lt;&lt;&lt;</text:span></text:p>
            <text:p text:style-name="Text_20_body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erif" svg:font-family="FreeSerif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s" fo:country="E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s" fo:country="ES" style:letter-kerning="fals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_31_._20_izenburua_20_Kar" style:display-name="1. izenburua K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Bunbuiloaren_20_testua_20_Kar" style:display-name="Bunbuiloaren testua K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UBEN URIZAR</meta:initial-creator>
    <meta:editing-cycles>21</meta:editing-cycles>
    <meta:print-date>2020-12-17T15:19:00</meta:print-date>
    <meta:creation-date>2020-12-16T10:17:00</meta:creation-date>
    <dc:date>2021-12-28T18:47:10.830352862</dc:date>
    <meta:editing-duration>P1DT11H16M45S</meta:editing-duration>
    <meta:generator>LibreOffice/6.4.7.2$Linux_X86_64 LibreOffice_project/40$Build-2</meta:generator>
    <meta:document-statistic meta:table-count="3" meta:image-count="0" meta:object-count="0" meta:page-count="14" meta:paragraph-count="695" meta:word-count="2741" meta:character-count="17848" meta:non-whitespace-character-count="13380"/>
    <meta:user-defined meta:name="AppVersion">16.0000</meta:user-defined>
    <meta:user-defined meta:name="Company">UPV/EH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